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7mm"/>
    </style:style>
    <style:style style:name="ro1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C17"/>
      <style:map style:condition="cell-content()=2" style:apply-style-name="壁" style:base-cell-address="Sheet1.C17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C17"/>
      <style:map style:condition="cell-content()=2" style:apply-style-name="壁" style:base-cell-address="Sheet1.C17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C17"/>
      <style:map style:condition="cell-content()=2" style:apply-style-name="壁" style:base-cell-address="Sheet1.C17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E17"/>
      <style:map style:condition="cell-content()=2" style:apply-style-name="壁" style:base-cell-address="Sheet1.E17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E17"/>
      <style:map style:condition="cell-content()=2" style:apply-style-name="壁" style:base-cell-address="Sheet1.E17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G19"/>
      <style:map style:condition="cell-content()=2" style:apply-style-name="壁" style:base-cell-address="Sheet1.G19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G20"/>
      <style:map style:condition="cell-content()=2" style:apply-style-name="壁" style:base-cell-address="Sheet1.G20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H20"/>
      <style:map style:condition="cell-content()=2" style:apply-style-name="壁" style:base-cell-address="Sheet1.H20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I19"/>
      <style:map style:condition="cell-content()=2" style:apply-style-name="壁" style:base-cell-address="Sheet1.I19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I20"/>
      <style:map style:condition="cell-content()=2" style:apply-style-name="壁" style:base-cell-address="Sheet1.I2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F24"/>
      <style:map style:condition="cell-content()=2" style:apply-style-name="壁" style:base-cell-address="Sheet1.F24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5"/>
      <style:map style:condition="cell-content()=2" style:apply-style-name="壁" style:base-cell-address="Sheet1.L15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6"/>
      <style:map style:condition="cell-content()=2" style:apply-style-name="壁" style:base-cell-address="Sheet1.L16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7"/>
      <style:map style:condition="cell-content()=2" style:apply-style-name="壁" style:base-cell-address="Sheet1.L17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8"/>
      <style:map style:condition="cell-content()=2" style:apply-style-name="壁" style:base-cell-address="Sheet1.L18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9"/>
      <style:map style:condition="cell-content()=2" style:apply-style-name="壁" style:base-cell-address="Sheet1.L19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0"/>
      <style:map style:condition="cell-content()=2" style:apply-style-name="壁" style:base-cell-address="Sheet1.L20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2"/>
      <style:map style:condition="cell-content()=2" style:apply-style-name="壁" style:base-cell-address="Sheet1.L22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M15"/>
      <style:map style:condition="cell-content()=2" style:apply-style-name="壁" style:base-cell-address="Sheet1.M15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6"/>
      <style:map style:condition="cell-content()=2" style:apply-style-name="壁" style:base-cell-address="Sheet1.L16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M17"/>
      <style:map style:condition="cell-content()=2" style:apply-style-name="壁" style:base-cell-address="Sheet1.M17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18"/>
      <style:map style:condition="cell-content()=2" style:apply-style-name="壁" style:base-cell-address="Sheet1.L18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M19"/>
      <style:map style:condition="cell-content()=2" style:apply-style-name="壁" style:base-cell-address="Sheet1.M19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0"/>
      <style:map style:condition="cell-content()=2" style:apply-style-name="壁" style:base-cell-address="Sheet1.L20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2"/>
      <style:map style:condition="cell-content()=2" style:apply-style-name="壁" style:base-cell-address="Sheet1.L22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N14"/>
      <style:map style:condition="cell-content()=2" style:apply-style-name="壁" style:base-cell-address="Sheet1.N14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N15"/>
      <style:map style:condition="cell-content()=2" style:apply-style-name="壁" style:base-cell-address="Sheet1.N15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N16"/>
      <style:map style:condition="cell-content()=2" style:apply-style-name="壁" style:base-cell-address="Sheet1.N16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2"/>
      <style:map style:condition="cell-content()=2" style:apply-style-name="壁" style:base-cell-address="Sheet1.L22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O15"/>
      <style:map style:condition="cell-content()=2" style:apply-style-name="壁" style:base-cell-address="Sheet1.O15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2"/>
      <style:map style:condition="cell-content()=2" style:apply-style-name="壁" style:base-cell-address="Sheet1.L22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P14"/>
      <style:map style:condition="cell-content()=2" style:apply-style-name="壁" style:base-cell-address="Sheet1.P14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P15"/>
      <style:map style:condition="cell-content()=2" style:apply-style-name="壁" style:base-cell-address="Sheet1.P15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P16"/>
      <style:map style:condition="cell-content()=2" style:apply-style-name="壁" style:base-cell-address="Sheet1.P16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L22"/>
      <style:map style:condition="cell-content()=2" style:apply-style-name="壁" style:base-cell-address="Sheet1.L22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Q15"/>
      <style:map style:condition="cell-content()=2" style:apply-style-name="壁" style:base-cell-address="Sheet1.Q15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Q15"/>
      <style:map style:condition="cell-content()=2" style:apply-style-name="壁" style:base-cell-address="Sheet1.Q15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7"/>
      <style:map style:condition="cell-content()=2" style:apply-style-name="壁" style:base-cell-address="Sheet1.R7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7"/>
      <style:map style:condition="cell-content()=2" style:apply-style-name="壁" style:base-cell-address="Sheet1.R7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0"/>
      <style:map style:condition="cell-content()=2" style:apply-style-name="壁" style:base-cell-address="Sheet1.R10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0"/>
      <style:map style:condition="cell-content()=2" style:apply-style-name="壁" style:base-cell-address="Sheet1.R10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4"/>
      <style:map style:condition="cell-content()=2" style:apply-style-name="壁" style:base-cell-address="Sheet1.R14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4"/>
      <style:map style:condition="cell-content()=2" style:apply-style-name="壁" style:base-cell-address="Sheet1.R14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6"/>
      <style:map style:condition="cell-content()=2" style:apply-style-name="壁" style:base-cell-address="Sheet1.R16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6"/>
      <style:map style:condition="cell-content()=2" style:apply-style-name="壁" style:base-cell-address="Sheet1.R16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S7"/>
      <style:map style:condition="cell-content()=2" style:apply-style-name="壁" style:base-cell-address="Sheet1.S7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S8"/>
      <style:map style:condition="cell-content()=2" style:apply-style-name="壁" style:base-cell-address="Sheet1.S8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S10"/>
      <style:map style:condition="cell-content()=2" style:apply-style-name="壁" style:base-cell-address="Sheet1.S10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S11"/>
      <style:map style:condition="cell-content()=2" style:apply-style-name="壁" style:base-cell-address="Sheet1.S11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4"/>
      <style:map style:condition="cell-content()=2" style:apply-style-name="壁" style:base-cell-address="Sheet1.R14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6"/>
      <style:map style:condition="cell-content()=2" style:apply-style-name="壁" style:base-cell-address="Sheet1.R16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T7"/>
      <style:map style:condition="cell-content()=2" style:apply-style-name="壁" style:base-cell-address="Sheet1.T7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T7"/>
      <style:map style:condition="cell-content()=2" style:apply-style-name="壁" style:base-cell-address="Sheet1.T7"/>
    </style:style>
    <style:style style:name="ce2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T10"/>
      <style:map style:condition="cell-content()=2" style:apply-style-name="壁" style:base-cell-address="Sheet1.T10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T10"/>
      <style:map style:condition="cell-content()=2" style:apply-style-name="壁" style:base-cell-address="Sheet1.T10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4"/>
      <style:map style:condition="cell-content()=2" style:apply-style-name="壁" style:base-cell-address="Sheet1.R14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R16"/>
      <style:map style:condition="cell-content()=2" style:apply-style-name="壁" style:base-cell-address="Sheet1.R16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7"/>
      <style:map style:condition="cell-content()=2" style:apply-style-name="壁" style:base-cell-address="Sheet1.U7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7"/>
      <style:map style:condition="cell-content()=2" style:apply-style-name="壁" style:base-cell-address="Sheet1.U7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0"/>
      <style:map style:condition="cell-content()=2" style:apply-style-name="壁" style:base-cell-address="Sheet1.U10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0"/>
      <style:map style:condition="cell-content()=2" style:apply-style-name="壁" style:base-cell-address="Sheet1.U10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4"/>
      <style:map style:condition="cell-content()=2" style:apply-style-name="壁" style:base-cell-address="Sheet1.U14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4"/>
      <style:map style:condition="cell-content()=2" style:apply-style-name="壁" style:base-cell-address="Sheet1.U14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6"/>
      <style:map style:condition="cell-content()=2" style:apply-style-name="壁" style:base-cell-address="Sheet1.U16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6"/>
      <style:map style:condition="cell-content()=2" style:apply-style-name="壁" style:base-cell-address="Sheet1.U16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V7"/>
      <style:map style:condition="cell-content()=2" style:apply-style-name="壁" style:base-cell-address="Sheet1.V7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V7"/>
      <style:map style:condition="cell-content()=2" style:apply-style-name="壁" style:base-cell-address="Sheet1.V7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V10"/>
      <style:map style:condition="cell-content()=2" style:apply-style-name="壁" style:base-cell-address="Sheet1.V10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4"/>
      <style:map style:condition="cell-content()=2" style:apply-style-name="壁" style:base-cell-address="Sheet1.U14"/>
    </style:style>
    <style:style style:name="ce2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6"/>
      <style:map style:condition="cell-content()=2" style:apply-style-name="壁" style:base-cell-address="Sheet1.U16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4"/>
      <style:map style:condition="cell-content()=2" style:apply-style-name="壁" style:base-cell-address="Sheet1.U14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6"/>
      <style:map style:condition="cell-content()=2" style:apply-style-name="壁" style:base-cell-address="Sheet1.U16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4"/>
      <style:map style:condition="cell-content()=2" style:apply-style-name="壁" style:base-cell-address="Sheet1.U14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U16"/>
      <style:map style:condition="cell-content()=2" style:apply-style-name="壁" style:base-cell-address="Sheet1.U16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  <style:style style:name="ce2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  <style:map style:condition="cell-content()=1" style:apply-style-name="壁" style:base-cell-address="Sheet1.A2"/>
      <style:map style:condition="cell-content()=2" style:apply-style-name="壁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1"/>
        <table:table-row table:style-name="ro1">
          <table:table-cell table:style-name="ce1" office:value-type="string" calcext:value-type="string">
            <text:p>2 = 破壊不可能な壁、1 = 壁、0、4 ～9 = 部屋空間、3 = 道空間、E = 固定敵、P = プレイヤー、回＝回復パネル、水＝水たまり、氷＝氷ブロック、岩＝岩ブロック、爆＝爆弾、階＝階段</text:p>
          </table:table-cell>
          <table:table-cell table:style-name="ce1" table:number-columns-repeated="1023"/>
        </table:table-row>
        <table:table-row table:style-name="ro1">
          <table:table-cell table:number-columns-repeated="30" table:style-name="ce4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6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style-name="ce189" office:value-type="float" office:value="1" calcext:value-type="float">
            <text:p>1</text:p>
          </table:table-cell>
          <table:table-cell table:style-name="ce200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50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3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71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48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style-name="ce258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3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191" office:value-type="float" office:value="3" calcext:value-type="float">
            <text:p>3</text:p>
          </table:table-cell>
          <table:table-cell table:style-name="ce202" office:value-type="float" office:value="3" calcext:value-type="float">
            <text:p>3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5"/>
          <table:table-cell table:number-columns-repeated="98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style-name="ce121" office:value-type="string" calcext:value-type="string">
            <text:p>P</text:p>
          </table:table-cell>
          <table:table-cell table:style-name="ce127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9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12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5"/>
          <table:table-cell table:number-columns-repeated="985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</text:p>
          </table:table-cell>
          <table:table-cell table:style-name="ce177" office:value-type="float" office:value="3" calcext:value-type="float">
            <text:p>3</text:p>
          </table:table-cell>
          <table:table-cell table:style-name="ce185" office:value-type="float" office:value="3" calcext:value-type="float">
            <text:p>3</text:p>
          </table:table-cell>
          <table:table-cell table:style-name="ce191" office:value-type="float" office:value="3" calcext:value-type="float">
            <text:p>3</text:p>
          </table:table-cell>
          <table:table-cell table:style-name="ce202" office:value-type="string" calcext:value-type="string">
            <text:p>回</text:p>
          </table:table-cell>
          <table:table-cell table:style-name="ce211" office:value-type="float" office:value="3" calcext:value-type="float">
            <text:p>3</text:p>
          </table:table-cell>
          <table:table-cell table:style-name="ce220" office:value-type="float" office:value="3" calcext:value-type="float">
            <text:p>3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5"/>
          <table:table-cell table:number-columns-repeated="98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style-name="ce121" office:value-type="float" office:value="3" calcext:value-type="float">
            <text:p>3</text:p>
          </table:table-cell>
          <table:table-cell table:style-name="ce127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93" office:value-type="float" office:value="3" calcext:value-type="float">
            <text:p>3</text:p>
          </table:table-cell>
          <table:table-cell table:style-name="ce204" office:value-type="float" office:value="3" calcext:value-type="float">
            <text:p>3</text:p>
          </table:table-cell>
          <table:table-cell table:style-name="ce213" office:value-type="float" office:value="3" calcext:value-type="float">
            <text:p>3</text:p>
          </table:table-cell>
          <table:table-cell table:style-name="ce222" office:value-type="float" office:value="3" calcext:value-type="float">
            <text:p>3</text:p>
          </table:table-cell>
          <table:table-cell table:style-name="ce233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5"/>
          <table:table-cell table:number-columns-repeated="985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77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194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214" office:value-type="float" office:value="3" calcext:value-type="float">
            <text:p>3</text:p>
          </table:table-cell>
          <table:table-cell table:style-name="ce223" office:value-type="float" office:value="3" calcext:value-type="float">
            <text:p>3</text:p>
          </table:table-cell>
          <table:table-cell table:style-name="ce202" office:value-type="string" calcext:value-type="string">
            <text:p>E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5"/>
          <table:table-cell table:number-columns-repeated="985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5" office:value-type="float" office:value="3" calcext:value-type="float">
            <text:p>3</text:p>
          </table:table-cell>
          <table:table-cell table:style-name="ce224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79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number-columns-repeated="3" table:style-name="ce195" office:value-type="float" office:value="3" calcext:value-type="float">
            <text:p>3</text:p>
          </table:table-cell>
          <table:table-cell table:number-columns-repeated="4" table:style-name="ce225" office:value-type="float" office:value="3" calcext:value-type="float">
            <text:p>3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style-name="ce154" office:value-type="float" office:value="3" calcext:value-type="float">
            <text:p>3</text:p>
          </table:table-cell>
          <table:table-cell table:style-name="ce166" office:value-type="string" calcext:value-type="string">
            <text:p>岩</text:p>
          </table:table-cell>
          <table:table-cell table:style-name="ce173" office:value-type="float" office:value="3" calcext:value-type="float">
            <text:p>3</text:p>
          </table:table-cell>
          <table:table-cell table:style-name="ce180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207" office:value-type="float" office:value="3" calcext:value-type="float">
            <text:p>3</text:p>
          </table:table-cell>
          <table:table-cell table:style-name="ce216" office:value-type="float" office:value="3" calcext:value-type="float">
            <text:p>3</text:p>
          </table:table-cell>
          <table:table-cell table:style-name="ce226" office:value-type="float" office:value="3" calcext:value-type="float">
            <text:p>3</text:p>
          </table:table-cell>
          <table:table-cell table:style-name="ce235" office:value-type="float" office:value="3" calcext:value-type="float">
            <text:p>3</text:p>
          </table:table-cell>
          <table:table-cell table:style-name="ce240" office:value-type="float" office:value="3" calcext:value-type="float">
            <text:p>3</text:p>
          </table:table-cell>
          <table:table-cell table:style-name="ce245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style-name="ce155" office:value-type="float" office:value="3" calcext:value-type="float">
            <text:p>3</text:p>
          </table:table-cell>
          <table:table-cell table:style-name="ce167" office:value-type="string" calcext:value-type="string">
            <text:p>氷</text:p>
          </table:table-cell>
          <table:table-cell table:style-name="ce155" office:value-type="float" office:value="3" calcext:value-type="float">
            <text:p>3</text:p>
          </table:table-cell>
          <table:table-cell table:style-name="ce181" office:value-type="float" office:value="3" calcext:value-type="float">
            <text:p>3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2"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岩</text:p>
          </table:table-cell>
          <table:table-cell table:style-name="ce227" office:value-type="string" calcext:value-type="string">
            <text:p>爆</text:p>
          </table:table-cell>
          <table:table-cell table:style-name="ce227" office:value-type="string" calcext:value-type="string">
            <text:p>岩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5" office:value-type="string" calcext:value-type="string">
            <text:p>E</text:p>
          </table:table-cell>
          <table:table-cell table:style-name="ce156" office:value-type="float" office:value="3" calcext:value-type="float">
            <text:p>3</text:p>
          </table:table-cell>
          <table:table-cell table:style-name="ce166" office:value-type="string" calcext:value-type="string">
            <text:p>岩</text:p>
          </table:table-cell>
          <table:table-cell table:style-name="ce153" office:value-type="float" office:value="3" calcext:value-type="float">
            <text:p>3</text:p>
          </table:table-cell>
          <table:table-cell table:style-name="ce179" office:value-type="float" office:value="3" calcext:value-type="float">
            <text:p>3</text:p>
          </table:table-cell>
          <table:table-cell table:style-name="ce187" office:value-type="float" office:value="3" calcext:value-type="float">
            <text:p>3</text:p>
          </table:table-cell>
          <table:table-cell table:style-name="ce198" office:value-type="float" office:value="3" calcext:value-type="float">
            <text:p>3</text:p>
          </table:table-cell>
          <table:table-cell table:style-name="ce208" office:value-type="float" office:value="3" calcext:value-type="float">
            <text:p>3</text:p>
          </table:table-cell>
          <table:table-cell table:style-name="ce217" office:value-type="string" calcext:value-type="string">
            <text:p>爆</text:p>
          </table:table-cell>
          <table:table-cell table:style-name="ce228" office:value-type="string" calcext:value-type="string">
            <text:p>E</text:p>
          </table:table-cell>
          <table:table-cell table:style-name="ce236" office:value-type="string" calcext:value-type="string">
            <text:p>爆</text:p>
          </table:table-cell>
          <table:table-cell table:style-name="ce241" office:value-type="float" office:value="3" calcext:value-type="float">
            <text:p>3</text:p>
          </table:table-cell>
          <table:table-cell table:style-name="ce246"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05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14" office:value-type="float" office:value="3" calcext:value-type="float">
            <text:p>3</text:p>
          </table:table-cell>
          <table:table-cell table:style-name="ce121" office:value-type="string" calcext:value-type="string">
            <text:p>水</text:p>
          </table:table-cell>
          <table:table-cell table:style-name="ce127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6" office:value-type="float" office:value="3" calcext:value-type="float">
            <text:p>3</text:p>
          </table:table-cell>
          <table:table-cell table:style-name="ce157" office:value-type="float" office:value="3" calcext:value-type="float">
            <text:p>3</text:p>
          </table:table-cell>
          <table:table-cell table:style-name="ce167" office:value-type="string" calcext:value-type="string">
            <text:p>氷</text:p>
          </table:table-cell>
          <table:table-cell table:style-name="ce173" office:value-type="float" office:value="3" calcext:value-type="float">
            <text:p>3</text:p>
          </table:table-cell>
          <table:table-cell table:style-name="ce180" office:value-type="float" office:value="3" calcext:value-type="float">
            <text:p>3</text:p>
          </table:table-cell>
          <table:table-cell table:style-name="ce188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7" office:value-type="string" calcext:value-type="string">
            <text:p>E</text:p>
          </table:table-cell>
          <table:table-cell table:style-name="ce197" office:value-type="string" calcext:value-type="string">
            <text:p>岩</text:p>
          </table:table-cell>
          <table:table-cell table:style-name="ce227" office:value-type="string" calcext:value-type="string">
            <text:p>爆</text:p>
          </table:table-cell>
          <table:table-cell table:style-name="ce227" office:value-type="string" calcext:value-type="string">
            <text:p>岩</text:p>
          </table:table-cell>
          <table:table-cell table:style-name="ce227" office:value-type="string" calcext:value-type="string">
            <text:p>E</text:p>
          </table:table-cell>
          <table:table-cell table:style-name="ce227" office:value-type="float" office:value="3" calcext:value-type="float">
            <text:p>3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8" office:value-type="string" calcext:value-type="string">
            <text:p>E</text:p>
          </table:table-cell>
          <table:table-cell table:style-name="ce115" office:value-type="float" office:value="3" calcext:value-type="float">
            <text:p>3</text:p>
          </table:table-cell>
          <table:table-cell table:style-name="ce8" office:value-type="string" calcext:value-type="string">
            <text:p>水</text:p>
          </table:table-cell>
          <table:table-cell table:style-name="ce128" office:value-type="float" office:value="3" calcext:value-type="float">
            <text:p>3</text:p>
          </table:table-cell>
          <table:table-cell table:style-name="ce8" office:value-type="string" calcext:value-type="string">
            <text:p>回</text:p>
          </table:table-cell>
          <table:table-cell table:style-name="ce8" office:value-type="float" office:value="3" calcext:value-type="float">
            <text:p>3</text:p>
          </table:table-cell>
          <table:table-cell table:style-name="ce147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岩</text:p>
          </table:table-cell>
          <table:table-cell table:style-name="ce155" office:value-type="float" office:value="3" calcext:value-type="float">
            <text:p>3</text:p>
          </table:table-cell>
          <table:table-cell table:style-name="ce181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198" office:value-type="float" office:value="3" calcext:value-type="float">
            <text:p>3</text:p>
          </table:table-cell>
          <table:table-cell table:style-name="ce208" office:value-type="float" office:value="3" calcext:value-type="float">
            <text:p>3</text:p>
          </table:table-cell>
          <table:table-cell table:style-name="ce217" office:value-type="float" office:value="3" calcext:value-type="float">
            <text:p>3</text:p>
          </table:table-cell>
          <table:table-cell table:style-name="ce228" office:value-type="float" office:value="3" calcext:value-type="float">
            <text:p>3</text:p>
          </table:table-cell>
          <table:table-cell table:style-name="ce236" office:value-type="float" office:value="3" calcext:value-type="float">
            <text:p>3</text:p>
          </table:table-cell>
          <table:table-cell table:style-name="ce241" office:value-type="float" office:value="3" calcext:value-type="float">
            <text:p>3</text:p>
          </table:table-cell>
          <table:table-cell table:style-name="ce246" office:value-type="float" office:value="3" calcext:value-type="float">
            <text:p>3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05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22" office:value-type="string" calcext:value-type="string">
            <text:p>水</text:p>
          </table:table-cell>
          <table:table-cell table:style-name="ce129" office:value-type="float" office:value="3" calcext:value-type="float"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9" office:value-type="float" office:value="3" calcext:value-type="float">
            <text:p>3</text:p>
          </table:table-cell>
          <table:table-cell table:style-name="ce167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79" office:value-type="float" office:value="3" calcext:value-type="float">
            <text:p>3</text:p>
          </table:table-cell>
          <table:table-cell table:style-name="ce188" office:value-type="float" office:value="1" calcext:value-type="float">
            <text:p>1</text:p>
          </table:table-cell>
          <table:table-cell table:number-columns-repeated="3" table:style-name="ce197" office:value-type="float" office:value="3" calcext:value-type="float">
            <text:p>3</text:p>
          </table:table-cell>
          <table:table-cell table:number-columns-repeated="4" table:style-name="ce227" office:value-type="float" office:value="3" calcext:value-type="float">
            <text:p>3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4"/>
          <table:table-cell table:style-name="Default" table:number-columns-repeated="7"/>
          <table:table-cell table:number-columns-repeated="983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168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4" table:style-name="ce187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21" office:value-type="float" office:value="3" calcext:value-type="float">
            <text:p>3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49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8" table:style-name="ce8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117" office:value-type="float" office:value="3" calcext:value-type="float">
            <text:p>3</text:p>
          </table:table-cell>
          <table:table-cell table:style-name="ce123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style-name="ce257" office:value-type="float" office:value="1" calcext:value-type="float">
            <text:p>1</text:p>
          </table:table-cell>
          <table:table-cell table:style-name="ce259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117" office:value-type="float" office:value="3" calcext:value-type="float">
            <text:p>3</text:p>
          </table:table-cell>
          <table:table-cell table:style-name="ce123" office:value-type="string" calcext:value-type="string">
            <text:p>階</text:p>
          </table:table-cell>
          <table:table-cell table:style-name="ce130" office:value-type="float" office:value="3" calcext:value-type="float">
            <text:p>3</text:p>
          </table:table-cell>
          <table:table-cell table:style-name="ce135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5" table:style-name="ce8" office:value-type="float" office:value="1" calcext:value-type="float">
            <text:p>1</text:p>
          </table:table-cell>
          <table:table-cell table:number-columns-repeated="5" table:style-name="ce110" office:value-type="float" office:value="3" calcext:value-type="float">
            <text:p>3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118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 table:style-name="ce131" office:value-type="float" office:value="3" calcext:value-type="float">
            <text:p>3</text:p>
          </table:table-cell>
          <table:table-cell table:style-name="ce136" office:value-type="float" office:value="3" calcext:value-type="float">
            <text:p>3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86" office:value-type="float" office:value="1" calcext:value-type="float">
            <text:p>1</text:p>
          </table:table-cell>
          <table:table-cell table:style-name="ce199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3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>
          <table:table-cell table:number-columns-repeated="30" table:style-name="ce8" office:value-type="float" office:value="1" calcext:value-type="float">
            <text:p>1</text:p>
          </table:table-cell>
          <table:table-cell table:style-name="ce10" table:number-columns-repeated="7"/>
          <table:table-cell table:number-columns-repeated="987"/>
        </table:table-row>
        <table:table-row table:style-name="ro1" table:number-rows-repeated="5">
          <table:table-cell table:style-name="ce10" table:number-columns-repeated="37"/>
          <table:table-cell table:number-columns-repeated="98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E2:Sheet1.AH36 Sheet1.A23:Sheet1.AD23 Sheet1.A15:Sheet1.K16 Sheet1.U21:Sheet1.AD21 Sheet1.A17:Sheet1.B21 Sheet1.F17:Sheet1.K18 Sheet1.F21:Sheet1.K21 Sheet1.F19:Sheet1.F20 Sheet1.J20:Sheet1.K20 Sheet1.J19:Sheet1.K19 Sheet1.H19:Sheet1.H19 Sheet1.AI2:Sheet1.AK6 Sheet1.AI21:Sheet1.AK36 Sheet1.A3:Sheet1.AD6 Sheet1.R12:Sheet1.AD13 Sheet1.A7:Sheet1.Q13 Sheet1.AI12:Sheet1.AK13 Sheet1.Y14:Sheet1.AD20 Sheet1.W7:Sheet1.AD11 Sheet1.A14:Sheet1.M14 Sheet1.Q14:Sheet1.Q14 Sheet1.O14:Sheet1.O14 Sheet1.O17:Sheet1.O17 Sheet1.O20:Sheet1.O20 Sheet1.A29:Sheet1.AD36 Sheet1.A24:Sheet1.E28 Sheet1.K24:Sheet1.AD28 Sheet1.A22:Sheet1.K22 Sheet1.Q22:Sheet1.AD22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2:Sheet1.AD2 Sheet1.A4:Sheet1.AD6 Sheet1.A31:Sheet1.AD31 Sheet1.A11:Sheet1.E12 Sheet1.A14:Sheet1.E14 Sheet1.A16:Sheet1.E16 Sheet1.A22:Sheet1.E22 Sheet1.A24:Sheet1.E24 Sheet1.A26:Sheet1.E27 Sheet1.A29:Sheet1.AD29 Sheet1.AA11:Sheet1.AD12 Sheet1.AA14:Sheet1.AD14 Sheet1.AA16:Sheet1.AD17 Sheet1.Y19:Sheet1.AD19 Sheet1.AA21:Sheet1.AD22 Sheet1.AA24:Sheet1.AD24 Sheet1.AA26:Sheet1.AD27 Sheet1.Y15:Sheet1.Z15 Sheet1.Y17:Sheet1.Z17 Sheet1.U21:Sheet1.Z21 Sheet1.F23:Sheet1.Z23 Sheet1.K25:Sheet1.Z25 Sheet1.J19:Sheet1.K19 Sheet1.F17:Sheet1.K17 Sheet1.F21:Sheet1.K21 Sheet1.F15:Sheet1.K15 Sheet1.W11:Sheet1.Z11 Sheet1.A17:Sheet1.B17 Sheet1.A22:Sheet1.C22 Sheet1.A19:Sheet1.B19 Sheet1.A21:Sheet1.B22 Sheet1.F19:Sheet1.F19 Sheet1.H19:Sheet1.H19 Sheet1.P9:Sheet1.Q11 Sheet1.P8:Sheet1.Q8 Sheet1.A7:Sheet1.Q7 Sheet1.W7:Sheet1.AD7 Sheet1.F11:Sheet1.Q11 Sheet1.A9:Sheet1.Q9 Sheet1.F13:Sheet1.Z13 Sheet1.W9:Sheet1.AD9 Sheet1.K27:Sheet1.Z27">
            <calcext:condition calcext:apply-style-name="壁" calcext:value="=1" calcext:base-cell-address="Sheet1.A2"/>
            <calcext:condition calcext:apply-style-name="壁" calcext:value="=2" calcext:base-cell-address="Sheet1.A2"/>
          </calcext:conditional-format>
          <calcext:conditional-format calcext:target-range-address="Sheet1.A3:Sheet1.A3 Sheet1.A5:Sheet1.A5 Sheet1.A8:Sheet1.A8 Sheet1.A10:Sheet1.A10 Sheet1.A13:Sheet1.A13 Sheet1.A15:Sheet1.A15 Sheet1.A18:Sheet1.A18 Sheet1.A20:Sheet1.A20 Sheet1.A23:Sheet1.A23 Sheet1.A25:Sheet1.A25 Sheet1.A28:Sheet1.A28 Sheet1.A30:Sheet1.A30 Sheet1.F30:Sheet1.F30 Sheet1.K30:Sheet1.K30 Sheet1.P30:Sheet1.P30 Sheet1.U30:Sheet1.U30 Sheet1.Z30:Sheet1.Z30">
            <calcext:condition calcext:apply-style-name="壁" calcext:value="=1" calcext:base-cell-address="Sheet1.A3"/>
            <calcext:condition calcext:apply-style-name="壁" calcext:value="=2" calcext:base-cell-address="Sheet1.A3"/>
          </calcext:conditional-format>
          <calcext:conditional-format calcext:target-range-address="Sheet1.B3:Sheet1.B3 Sheet1.B5:Sheet1.B5 Sheet1.B8:Sheet1.B8 Sheet1.B10:Sheet1.B10 Sheet1.B13:Sheet1.B13 Sheet1.B15:Sheet1.B15 Sheet1.B18:Sheet1.B18 Sheet1.B20:Sheet1.B20 Sheet1.B23:Sheet1.B23 Sheet1.B25:Sheet1.B25 Sheet1.B28:Sheet1.B28 Sheet1.B30:Sheet1.B30 Sheet1.AA28:Sheet1.AA28 Sheet1.G30:Sheet1.G30 Sheet1.L30:Sheet1.L30 Sheet1.Q30:Sheet1.Q30 Sheet1.V30:Sheet1.V30 Sheet1.AA30:Sheet1.AA30">
            <calcext:condition calcext:apply-style-name="壁" calcext:value="=1" calcext:base-cell-address="Sheet1.B3"/>
            <calcext:condition calcext:apply-style-name="壁" calcext:value="=2" calcext:base-cell-address="Sheet1.B3"/>
          </calcext:conditional-format>
          <calcext:conditional-format calcext:target-range-address="Sheet1.C3:Sheet1.C3 Sheet1.C5:Sheet1.C5 Sheet1.C8:Sheet1.C8 Sheet1.C10:Sheet1.C10 Sheet1.C13:Sheet1.C13 Sheet1.C15:Sheet1.C15 Sheet1.C23:Sheet1.C23 Sheet1.C25:Sheet1.C25 Sheet1.C28:Sheet1.C28 Sheet1.C30:Sheet1.C30 Sheet1.AB28:Sheet1.AB28 Sheet1.H30:Sheet1.H30 Sheet1.M30:Sheet1.M30 Sheet1.R30:Sheet1.R30 Sheet1.W30:Sheet1.W30 Sheet1.AB30:Sheet1.AB30">
            <calcext:condition calcext:apply-style-name="壁" calcext:value="=1" calcext:base-cell-address="Sheet1.C3"/>
            <calcext:condition calcext:apply-style-name="壁" calcext:value="=2" calcext:base-cell-address="Sheet1.C3"/>
          </calcext:conditional-format>
          <calcext:conditional-format calcext:target-range-address="Sheet1.D3:Sheet1.D3 Sheet1.D5:Sheet1.D5 Sheet1.D8:Sheet1.D8 Sheet1.D10:Sheet1.D10 Sheet1.D13:Sheet1.D13 Sheet1.D15:Sheet1.D15 Sheet1.D23:Sheet1.D23 Sheet1.D25:Sheet1.D25 Sheet1.D28:Sheet1.D28 Sheet1.D30:Sheet1.D30 Sheet1.AC28:Sheet1.AC28 Sheet1.I30:Sheet1.I30 Sheet1.N30:Sheet1.N30 Sheet1.S30:Sheet1.S30 Sheet1.X30:Sheet1.X30 Sheet1.AC30:Sheet1.AC30">
            <calcext:condition calcext:apply-style-name="壁" calcext:value="=1" calcext:base-cell-address="Sheet1.D3"/>
            <calcext:condition calcext:apply-style-name="壁" calcext:value="=2" calcext:base-cell-address="Sheet1.D3"/>
          </calcext:conditional-format>
          <calcext:conditional-format calcext:target-range-address="Sheet1.E3:Sheet1.E3 Sheet1.E5:Sheet1.E5 Sheet1.E8:Sheet1.E8 Sheet1.E10:Sheet1.E10 Sheet1.E13:Sheet1.E13 Sheet1.E15:Sheet1.E15 Sheet1.E23:Sheet1.E23 Sheet1.E25:Sheet1.E25 Sheet1.E28:Sheet1.E28 Sheet1.E30:Sheet1.E30 Sheet1.AD28:Sheet1.AD28 Sheet1.J30:Sheet1.J30 Sheet1.O30:Sheet1.O30 Sheet1.T30:Sheet1.T30 Sheet1.Y30:Sheet1.Y30 Sheet1.AD30:Sheet1.AD30">
            <calcext:condition calcext:apply-style-name="壁" calcext:value="=1" calcext:base-cell-address="Sheet1.E3"/>
            <calcext:condition calcext:apply-style-name="壁" calcext:value="=2" calcext:base-cell-address="Sheet1.E3"/>
          </calcext:conditional-format>
          <calcext:conditional-format calcext:target-range-address="Sheet1.F3:Sheet1.F3 Sheet1.F5:Sheet1.F5">
            <calcext:condition calcext:apply-style-name="壁" calcext:value="=1" calcext:base-cell-address="Sheet1.F3"/>
            <calcext:condition calcext:apply-style-name="壁" calcext:value="=2" calcext:base-cell-address="Sheet1.F3"/>
          </calcext:conditional-format>
          <calcext:conditional-format calcext:target-range-address="Sheet1.G3:Sheet1.G3 Sheet1.G5:Sheet1.G5">
            <calcext:condition calcext:apply-style-name="壁" calcext:value="=1" calcext:base-cell-address="Sheet1.G3"/>
            <calcext:condition calcext:apply-style-name="壁" calcext:value="=2" calcext:base-cell-address="Sheet1.G3"/>
          </calcext:conditional-format>
          <calcext:conditional-format calcext:target-range-address="Sheet1.H3:Sheet1.H3 Sheet1.H5:Sheet1.H5">
            <calcext:condition calcext:apply-style-name="壁" calcext:value="=1" calcext:base-cell-address="Sheet1.H3"/>
            <calcext:condition calcext:apply-style-name="壁" calcext:value="=2" calcext:base-cell-address="Sheet1.H3"/>
          </calcext:conditional-format>
          <calcext:conditional-format calcext:target-range-address="Sheet1.I3:Sheet1.I3 Sheet1.I5:Sheet1.I5">
            <calcext:condition calcext:apply-style-name="壁" calcext:value="=1" calcext:base-cell-address="Sheet1.I3"/>
            <calcext:condition calcext:apply-style-name="壁" calcext:value="=2" calcext:base-cell-address="Sheet1.I3"/>
          </calcext:conditional-format>
          <calcext:conditional-format calcext:target-range-address="Sheet1.J3:Sheet1.J3 Sheet1.J5:Sheet1.J5">
            <calcext:condition calcext:apply-style-name="壁" calcext:value="=1" calcext:base-cell-address="Sheet1.J3"/>
            <calcext:condition calcext:apply-style-name="壁" calcext:value="=2" calcext:base-cell-address="Sheet1.J3"/>
          </calcext:conditional-format>
          <calcext:conditional-format calcext:target-range-address="Sheet1.K3:Sheet1.K3 Sheet1.K5:Sheet1.K5">
            <calcext:condition calcext:apply-style-name="壁" calcext:value="=1" calcext:base-cell-address="Sheet1.K3"/>
            <calcext:condition calcext:apply-style-name="壁" calcext:value="=2" calcext:base-cell-address="Sheet1.K3"/>
          </calcext:conditional-format>
          <calcext:conditional-format calcext:target-range-address="Sheet1.L3:Sheet1.L3 Sheet1.L5:Sheet1.L5">
            <calcext:condition calcext:apply-style-name="壁" calcext:value="=1" calcext:base-cell-address="Sheet1.L3"/>
            <calcext:condition calcext:apply-style-name="壁" calcext:value="=2" calcext:base-cell-address="Sheet1.L3"/>
          </calcext:conditional-format>
          <calcext:conditional-format calcext:target-range-address="Sheet1.M3:Sheet1.M3 Sheet1.M5:Sheet1.M5">
            <calcext:condition calcext:apply-style-name="壁" calcext:value="=1" calcext:base-cell-address="Sheet1.M3"/>
            <calcext:condition calcext:apply-style-name="壁" calcext:value="=2" calcext:base-cell-address="Sheet1.M3"/>
          </calcext:conditional-format>
          <calcext:conditional-format calcext:target-range-address="Sheet1.N3:Sheet1.N3 Sheet1.N5:Sheet1.N5">
            <calcext:condition calcext:apply-style-name="壁" calcext:value="=1" calcext:base-cell-address="Sheet1.N3"/>
            <calcext:condition calcext:apply-style-name="壁" calcext:value="=2" calcext:base-cell-address="Sheet1.N3"/>
          </calcext:conditional-format>
          <calcext:conditional-format calcext:target-range-address="Sheet1.O3:Sheet1.O3 Sheet1.O5:Sheet1.O5">
            <calcext:condition calcext:apply-style-name="壁" calcext:value="=1" calcext:base-cell-address="Sheet1.O3"/>
            <calcext:condition calcext:apply-style-name="壁" calcext:value="=2" calcext:base-cell-address="Sheet1.O3"/>
          </calcext:conditional-format>
          <calcext:conditional-format calcext:target-range-address="Sheet1.P3:Sheet1.P3 Sheet1.P5:Sheet1.P5 Sheet1.P7:Sheet1.P7 Sheet1.P9:Sheet1.P9 Sheet1.P11:Sheet1.P11">
            <calcext:condition calcext:apply-style-name="壁" calcext:value="=1" calcext:base-cell-address="Sheet1.P3"/>
            <calcext:condition calcext:apply-style-name="壁" calcext:value="=2" calcext:base-cell-address="Sheet1.P3"/>
          </calcext:conditional-format>
          <calcext:conditional-format calcext:target-range-address="Sheet1.Q3:Sheet1.Q3 Sheet1.Q5:Sheet1.Q5 Sheet1.Q7:Sheet1.Q7 Sheet1.Q9:Sheet1.Q9 Sheet1.Q11:Sheet1.Q11">
            <calcext:condition calcext:apply-style-name="壁" calcext:value="=1" calcext:base-cell-address="Sheet1.Q3"/>
            <calcext:condition calcext:apply-style-name="壁" calcext:value="=2" calcext:base-cell-address="Sheet1.Q3"/>
          </calcext:conditional-format>
          <calcext:conditional-format calcext:target-range-address="Sheet1.R3:Sheet1.R3 Sheet1.R5:Sheet1.R5">
            <calcext:condition calcext:apply-style-name="壁" calcext:value="=1" calcext:base-cell-address="Sheet1.R3"/>
            <calcext:condition calcext:apply-style-name="壁" calcext:value="=2" calcext:base-cell-address="Sheet1.R3"/>
          </calcext:conditional-format>
          <calcext:conditional-format calcext:target-range-address="Sheet1.S3:Sheet1.S3 Sheet1.S5:Sheet1.S5">
            <calcext:condition calcext:apply-style-name="壁" calcext:value="=1" calcext:base-cell-address="Sheet1.S3"/>
            <calcext:condition calcext:apply-style-name="壁" calcext:value="=2" calcext:base-cell-address="Sheet1.S3"/>
          </calcext:conditional-format>
          <calcext:conditional-format calcext:target-range-address="Sheet1.T3:Sheet1.T3 Sheet1.T5:Sheet1.T5">
            <calcext:condition calcext:apply-style-name="壁" calcext:value="=1" calcext:base-cell-address="Sheet1.T3"/>
            <calcext:condition calcext:apply-style-name="壁" calcext:value="=2" calcext:base-cell-address="Sheet1.T3"/>
          </calcext:conditional-format>
          <calcext:conditional-format calcext:target-range-address="Sheet1.U3:Sheet1.U3 Sheet1.U5:Sheet1.U5">
            <calcext:condition calcext:apply-style-name="壁" calcext:value="=1" calcext:base-cell-address="Sheet1.U3"/>
            <calcext:condition calcext:apply-style-name="壁" calcext:value="=2" calcext:base-cell-address="Sheet1.U3"/>
          </calcext:conditional-format>
          <calcext:conditional-format calcext:target-range-address="Sheet1.V3:Sheet1.V3 Sheet1.V5:Sheet1.V5">
            <calcext:condition calcext:apply-style-name="壁" calcext:value="=1" calcext:base-cell-address="Sheet1.V3"/>
            <calcext:condition calcext:apply-style-name="壁" calcext:value="=2" calcext:base-cell-address="Sheet1.V3"/>
          </calcext:conditional-format>
          <calcext:conditional-format calcext:target-range-address="Sheet1.W3:Sheet1.W3 Sheet1.W5:Sheet1.W5">
            <calcext:condition calcext:apply-style-name="壁" calcext:value="=1" calcext:base-cell-address="Sheet1.W3"/>
            <calcext:condition calcext:apply-style-name="壁" calcext:value="=2" calcext:base-cell-address="Sheet1.W3"/>
          </calcext:conditional-format>
          <calcext:conditional-format calcext:target-range-address="Sheet1.X3:Sheet1.X3 Sheet1.X5:Sheet1.X5">
            <calcext:condition calcext:apply-style-name="壁" calcext:value="=1" calcext:base-cell-address="Sheet1.X3"/>
            <calcext:condition calcext:apply-style-name="壁" calcext:value="=2" calcext:base-cell-address="Sheet1.X3"/>
          </calcext:conditional-format>
          <calcext:conditional-format calcext:target-range-address="Sheet1.Y3:Sheet1.Y3 Sheet1.Y5:Sheet1.Y5">
            <calcext:condition calcext:apply-style-name="壁" calcext:value="=1" calcext:base-cell-address="Sheet1.Y3"/>
            <calcext:condition calcext:apply-style-name="壁" calcext:value="=2" calcext:base-cell-address="Sheet1.Y3"/>
          </calcext:conditional-format>
          <calcext:conditional-format calcext:target-range-address="Sheet1.Z3:Sheet1.Z3 Sheet1.Z5:Sheet1.Z5">
            <calcext:condition calcext:apply-style-name="壁" calcext:value="=1" calcext:base-cell-address="Sheet1.Z3"/>
            <calcext:condition calcext:apply-style-name="壁" calcext:value="=2" calcext:base-cell-address="Sheet1.Z3"/>
          </calcext:conditional-format>
          <calcext:conditional-format calcext:target-range-address="Sheet1.AA3:Sheet1.AA3 Sheet1.AA5:Sheet1.AA5 Sheet1.AA8:Sheet1.AA8 Sheet1.AA10:Sheet1.AA10 Sheet1.AA13:Sheet1.AA13 Sheet1.AA15:Sheet1.AA15 Sheet1.AA18:Sheet1.AA18 Sheet1.AA20:Sheet1.AA20 Sheet1.AA23:Sheet1.AA23 Sheet1.AA25:Sheet1.AA25">
            <calcext:condition calcext:apply-style-name="壁" calcext:value="=1" calcext:base-cell-address="Sheet1.AA3"/>
            <calcext:condition calcext:apply-style-name="壁" calcext:value="=2" calcext:base-cell-address="Sheet1.AA3"/>
          </calcext:conditional-format>
          <calcext:conditional-format calcext:target-range-address="Sheet1.AB3:Sheet1.AB3 Sheet1.AB5:Sheet1.AB5 Sheet1.AB8:Sheet1.AB8 Sheet1.AB10:Sheet1.AB10 Sheet1.AB13:Sheet1.AB13 Sheet1.AB15:Sheet1.AB15 Sheet1.AB18:Sheet1.AB18 Sheet1.AB20:Sheet1.AB20 Sheet1.AB23:Sheet1.AB23 Sheet1.AB25:Sheet1.AB25">
            <calcext:condition calcext:apply-style-name="壁" calcext:value="=1" calcext:base-cell-address="Sheet1.AB3"/>
            <calcext:condition calcext:apply-style-name="壁" calcext:value="=2" calcext:base-cell-address="Sheet1.AB3"/>
          </calcext:conditional-format>
          <calcext:conditional-format calcext:target-range-address="Sheet1.AC3:Sheet1.AC3 Sheet1.AC5:Sheet1.AC5 Sheet1.AC8:Sheet1.AC8 Sheet1.AC10:Sheet1.AC10 Sheet1.AC13:Sheet1.AC13 Sheet1.AC15:Sheet1.AC15 Sheet1.AC18:Sheet1.AC18 Sheet1.AC20:Sheet1.AC20 Sheet1.AC23:Sheet1.AC23 Sheet1.AC25:Sheet1.AC25">
            <calcext:condition calcext:apply-style-name="壁" calcext:value="=1" calcext:base-cell-address="Sheet1.AC3"/>
            <calcext:condition calcext:apply-style-name="壁" calcext:value="=2" calcext:base-cell-address="Sheet1.AC3"/>
          </calcext:conditional-format>
          <calcext:conditional-format calcext:target-range-address="Sheet1.AD3:Sheet1.AD3 Sheet1.AD5:Sheet1.AD5 Sheet1.AD8:Sheet1.AD8 Sheet1.AD10:Sheet1.AD10 Sheet1.AD13:Sheet1.AD13 Sheet1.AD15:Sheet1.AD15 Sheet1.AD18:Sheet1.AD18 Sheet1.AD20:Sheet1.AD20 Sheet1.AD23:Sheet1.AD23 Sheet1.AD25:Sheet1.AD25">
            <calcext:condition calcext:apply-style-name="壁" calcext:value="=1" calcext:base-cell-address="Sheet1.AD3"/>
            <calcext:condition calcext:apply-style-name="壁" calcext:value="=2" calcext:base-cell-address="Sheet1.AD3"/>
          </calcext:conditional-format>
          <calcext:conditional-format calcext:target-range-address="Sheet1.F8:Sheet1.F8 Sheet1.F10:Sheet1.F10 Sheet1.F12:Sheet1.F12 Sheet1.F14:Sheet1.F14 Sheet1.F16:Sheet1.F16 Sheet1.F18:Sheet1.F18 Sheet1.F20:Sheet1.F20 Sheet1.F22:Sheet1.F22">
            <calcext:condition calcext:apply-style-name="壁" calcext:value="=1" calcext:base-cell-address="Sheet1.F8"/>
            <calcext:condition calcext:apply-style-name="壁" calcext:value="=2" calcext:base-cell-address="Sheet1.F8"/>
          </calcext:conditional-format>
          <calcext:conditional-format calcext:target-range-address="Sheet1.G8:Sheet1.G8 Sheet1.G10:Sheet1.G10 Sheet1.G12:Sheet1.G12 Sheet1.G14:Sheet1.G14 Sheet1.G16:Sheet1.G16 Sheet1.G18:Sheet1.G18 Sheet1.G22:Sheet1.G22">
            <calcext:condition calcext:apply-style-name="壁" calcext:value="=1" calcext:base-cell-address="Sheet1.G8"/>
            <calcext:condition calcext:apply-style-name="壁" calcext:value="=2" calcext:base-cell-address="Sheet1.G8"/>
          </calcext:conditional-format>
          <calcext:conditional-format calcext:target-range-address="Sheet1.H8:Sheet1.H8 Sheet1.H10:Sheet1.H10 Sheet1.H12:Sheet1.H12 Sheet1.H14:Sheet1.H14 Sheet1.H16:Sheet1.H16 Sheet1.H18:Sheet1.H18 Sheet1.H22:Sheet1.H22">
            <calcext:condition calcext:apply-style-name="壁" calcext:value="=1" calcext:base-cell-address="Sheet1.H8"/>
            <calcext:condition calcext:apply-style-name="壁" calcext:value="=2" calcext:base-cell-address="Sheet1.H8"/>
          </calcext:conditional-format>
          <calcext:conditional-format calcext:target-range-address="Sheet1.I8:Sheet1.I8 Sheet1.I10:Sheet1.I10 Sheet1.I12:Sheet1.I12 Sheet1.I14:Sheet1.I14 Sheet1.I16:Sheet1.I16 Sheet1.I18:Sheet1.I18 Sheet1.I22:Sheet1.I22">
            <calcext:condition calcext:apply-style-name="壁" calcext:value="=1" calcext:base-cell-address="Sheet1.I8"/>
            <calcext:condition calcext:apply-style-name="壁" calcext:value="=2" calcext:base-cell-address="Sheet1.I8"/>
          </calcext:conditional-format>
          <calcext:conditional-format calcext:target-range-address="Sheet1.J8:Sheet1.J8 Sheet1.J10:Sheet1.J10 Sheet1.J12:Sheet1.J12 Sheet1.J14:Sheet1.J14 Sheet1.J16:Sheet1.J16 Sheet1.J18:Sheet1.J18 Sheet1.J20:Sheet1.J20 Sheet1.J22:Sheet1.J22">
            <calcext:condition calcext:apply-style-name="壁" calcext:value="=1" calcext:base-cell-address="Sheet1.J8"/>
            <calcext:condition calcext:apply-style-name="壁" calcext:value="=2" calcext:base-cell-address="Sheet1.J8"/>
          </calcext:conditional-format>
          <calcext:conditional-format calcext:target-range-address="Sheet1.K8:Sheet1.K8 Sheet1.K10:Sheet1.K10 Sheet1.K12:Sheet1.K12 Sheet1.K14:Sheet1.K14 Sheet1.K16:Sheet1.K16 Sheet1.K18:Sheet1.K18 Sheet1.K20:Sheet1.K20 Sheet1.K22:Sheet1.K22 Sheet1.K24:Sheet1.K24 Sheet1.K26:Sheet1.K26 Sheet1.K28:Sheet1.K28 Sheet1.V24:Sheet1.V24 Sheet1.V26:Sheet1.V26 Sheet1.V28:Sheet1.V28">
            <calcext:condition calcext:apply-style-name="壁" calcext:value="=1" calcext:base-cell-address="Sheet1.K8"/>
            <calcext:condition calcext:apply-style-name="壁" calcext:value="=2" calcext:base-cell-address="Sheet1.K8"/>
          </calcext:conditional-format>
          <calcext:conditional-format calcext:target-range-address="Sheet1.L8:Sheet1.L8 Sheet1.L10:Sheet1.L10 Sheet1.L12:Sheet1.L12 Sheet1.L14:Sheet1.L14 Sheet1.L24:Sheet1.L24 Sheet1.L26:Sheet1.L26 Sheet1.L28:Sheet1.L28 Sheet1.W24:Sheet1.W24 Sheet1.W26:Sheet1.W26 Sheet1.W28:Sheet1.W28">
            <calcext:condition calcext:apply-style-name="壁" calcext:value="=1" calcext:base-cell-address="Sheet1.L8"/>
            <calcext:condition calcext:apply-style-name="壁" calcext:value="=2" calcext:base-cell-address="Sheet1.L8"/>
          </calcext:conditional-format>
          <calcext:conditional-format calcext:target-range-address="Sheet1.M8:Sheet1.M8 Sheet1.M10:Sheet1.M10 Sheet1.M12:Sheet1.M12 Sheet1.M14:Sheet1.M14 Sheet1.M24:Sheet1.M24 Sheet1.Q14:Sheet1.Q14 Sheet1.O14:Sheet1.O14 Sheet1.O17:Sheet1.O17 Sheet1.O20:Sheet1.O20 Sheet1.M26:Sheet1.M26 Sheet1.M28:Sheet1.M28 Sheet1.X24:Sheet1.X24 Sheet1.X26:Sheet1.X26 Sheet1.X28:Sheet1.X28">
            <calcext:condition calcext:apply-style-name="壁" calcext:value="=1" calcext:base-cell-address="Sheet1.M8"/>
            <calcext:condition calcext:apply-style-name="壁" calcext:value="=2" calcext:base-cell-address="Sheet1.M8"/>
          </calcext:conditional-format>
          <calcext:conditional-format calcext:target-range-address="Sheet1.N8:Sheet1.N8 Sheet1.N10:Sheet1.N10 Sheet1.N12:Sheet1.N12 Sheet1.N24:Sheet1.N24 Sheet1.N26:Sheet1.N26 Sheet1.N28:Sheet1.N28 Sheet1.Y24:Sheet1.Y24 Sheet1.Y26:Sheet1.Y26 Sheet1.Y28:Sheet1.Y28">
            <calcext:condition calcext:apply-style-name="壁" calcext:value="=1" calcext:base-cell-address="Sheet1.N8"/>
            <calcext:condition calcext:apply-style-name="壁" calcext:value="=2" calcext:base-cell-address="Sheet1.N8"/>
          </calcext:conditional-format>
          <calcext:conditional-format calcext:target-range-address="Sheet1.O8:Sheet1.O8 Sheet1.O10:Sheet1.O10 Sheet1.O12:Sheet1.O12 Sheet1.O24:Sheet1.O24 Sheet1.O26:Sheet1.O26 Sheet1.O28:Sheet1.O28 Sheet1.Z24:Sheet1.Z24 Sheet1.Z26:Sheet1.Z26 Sheet1.Z28:Sheet1.Z28">
            <calcext:condition calcext:apply-style-name="壁" calcext:value="=1" calcext:base-cell-address="Sheet1.O8"/>
            <calcext:condition calcext:apply-style-name="壁" calcext:value="=2" calcext:base-cell-address="Sheet1.O8"/>
          </calcext:conditional-format>
          <calcext:conditional-format calcext:target-range-address="Sheet1.P12:Sheet1.P12 Sheet1.P24:Sheet1.P24 Sheet1.R12:Sheet1.R12 Sheet1.P26:Sheet1.P26 Sheet1.P28:Sheet1.P28">
            <calcext:condition calcext:apply-style-name="壁" calcext:value="=1" calcext:base-cell-address="Sheet1.P12"/>
            <calcext:condition calcext:apply-style-name="壁" calcext:value="=2" calcext:base-cell-address="Sheet1.P12"/>
          </calcext:conditional-format>
          <calcext:conditional-format calcext:target-range-address="Sheet1.Q12:Sheet1.Q12 Sheet1.Q22:Sheet1.Q22 Sheet1.Q24:Sheet1.Q24 Sheet1.Q26:Sheet1.Q26 Sheet1.Q28:Sheet1.Q28">
            <calcext:condition calcext:apply-style-name="壁" calcext:value="=1" calcext:base-cell-address="Sheet1.Q12"/>
            <calcext:condition calcext:apply-style-name="壁" calcext:value="=2" calcext:base-cell-address="Sheet1.Q12"/>
          </calcext:conditional-format>
          <calcext:conditional-format calcext:target-range-address="Sheet1.R22:Sheet1.R22 Sheet1.R24:Sheet1.R24 Sheet1.R26:Sheet1.R26 Sheet1.R28:Sheet1.R28">
            <calcext:condition calcext:apply-style-name="壁" calcext:value="=1" calcext:base-cell-address="Sheet1.R22"/>
            <calcext:condition calcext:apply-style-name="壁" calcext:value="=2" calcext:base-cell-address="Sheet1.R22"/>
          </calcext:conditional-format>
          <calcext:conditional-format calcext:target-range-address="Sheet1.S12:Sheet1.S12 Sheet1.S22:Sheet1.S22 Sheet1.S24:Sheet1.S24 Sheet1.S26:Sheet1.S26 Sheet1.S28:Sheet1.S28">
            <calcext:condition calcext:apply-style-name="壁" calcext:value="=1" calcext:base-cell-address="Sheet1.S12"/>
            <calcext:condition calcext:apply-style-name="壁" calcext:value="=2" calcext:base-cell-address="Sheet1.S12"/>
          </calcext:conditional-format>
          <calcext:conditional-format calcext:target-range-address="Sheet1.T12:Sheet1.T12 Sheet1.T22:Sheet1.T22 Sheet1.T24:Sheet1.T24 Sheet1.T26:Sheet1.T26 Sheet1.T28:Sheet1.T28">
            <calcext:condition calcext:apply-style-name="壁" calcext:value="=1" calcext:base-cell-address="Sheet1.T12"/>
            <calcext:condition calcext:apply-style-name="壁" calcext:value="=2" calcext:base-cell-address="Sheet1.T12"/>
          </calcext:conditional-format>
          <calcext:conditional-format calcext:target-range-address="Sheet1.U12:Sheet1.U12 Sheet1.U22:Sheet1.U22 Sheet1.U24:Sheet1.U24 Sheet1.U26:Sheet1.U26 Sheet1.U28:Sheet1.U28">
            <calcext:condition calcext:apply-style-name="壁" calcext:value="=1" calcext:base-cell-address="Sheet1.U12"/>
            <calcext:condition calcext:apply-style-name="壁" calcext:value="=2" calcext:base-cell-address="Sheet1.U12"/>
          </calcext:conditional-format>
          <calcext:conditional-format calcext:target-range-address="Sheet1.V12:Sheet1.V12 Sheet1.V22:Sheet1.V22">
            <calcext:condition calcext:apply-style-name="壁" calcext:value="=1" calcext:base-cell-address="Sheet1.V12"/>
            <calcext:condition calcext:apply-style-name="壁" calcext:value="=2" calcext:base-cell-address="Sheet1.V12"/>
          </calcext:conditional-format>
          <calcext:conditional-format calcext:target-range-address="Sheet1.W8:Sheet1.W8 Sheet1.W10:Sheet1.W10 Sheet1.W12:Sheet1.W12 Sheet1.W22:Sheet1.W22">
            <calcext:condition calcext:apply-style-name="壁" calcext:value="=1" calcext:base-cell-address="Sheet1.W8"/>
            <calcext:condition calcext:apply-style-name="壁" calcext:value="=2" calcext:base-cell-address="Sheet1.W8"/>
          </calcext:conditional-format>
          <calcext:conditional-format calcext:target-range-address="Sheet1.X8:Sheet1.X8 Sheet1.X10:Sheet1.X10 Sheet1.X12:Sheet1.X12 Sheet1.X22:Sheet1.X22">
            <calcext:condition calcext:apply-style-name="壁" calcext:value="=1" calcext:base-cell-address="Sheet1.X8"/>
            <calcext:condition calcext:apply-style-name="壁" calcext:value="=2" calcext:base-cell-address="Sheet1.X8"/>
          </calcext:conditional-format>
          <calcext:conditional-format calcext:target-range-address="Sheet1.Y8:Sheet1.Y8 Sheet1.Y10:Sheet1.Y10 Sheet1.Y12:Sheet1.Y12 Sheet1.Y14:Sheet1.Y14 Sheet1.Y16:Sheet1.Y16 Sheet1.Y18:Sheet1.Y18 Sheet1.Y20:Sheet1.Y20 Sheet1.Y22:Sheet1.Y22">
            <calcext:condition calcext:apply-style-name="壁" calcext:value="=1" calcext:base-cell-address="Sheet1.Y8"/>
            <calcext:condition calcext:apply-style-name="壁" calcext:value="=2" calcext:base-cell-address="Sheet1.Y8"/>
          </calcext:conditional-format>
          <calcext:conditional-format calcext:target-range-address="Sheet1.Z8:Sheet1.Z8 Sheet1.Z10:Sheet1.Z10 Sheet1.Z12:Sheet1.Z12 Sheet1.Z14:Sheet1.Z14 Sheet1.Z16:Sheet1.Z16 Sheet1.Z18:Sheet1.Z18 Sheet1.Z20:Sheet1.Z20 Sheet1.Z22:Sheet1.Z22">
            <calcext:condition calcext:apply-style-name="壁" calcext:value="=1" calcext:base-cell-address="Sheet1.Z8"/>
            <calcext:condition calcext:apply-style-name="壁" calcext:value="=2" calcext:base-cell-address="Sheet1.Z8"/>
          </calcext:conditional-format>
          <calcext:conditional-format calcext:target-range-address="Sheet1.E17:Sheet1.E21">
            <calcext:condition calcext:apply-style-name="壁" calcext:value="=1" calcext:base-cell-address="Sheet1.E17"/>
            <calcext:condition calcext:apply-style-name="壁" calcext:value="=2" calcext:base-cell-address="Sheet1.E17"/>
          </calcext:conditional-format>
          <calcext:conditional-format calcext:target-range-address="Sheet1.E19:Sheet1.E19 Sheet1.E17:Sheet1.E17 Sheet1.E21:Sheet1.E21">
            <calcext:condition calcext:apply-style-name="壁" calcext:value="=1" calcext:base-cell-address="Sheet1.E17"/>
            <calcext:condition calcext:apply-style-name="壁" calcext:value="=2" calcext:base-cell-address="Sheet1.E17"/>
          </calcext:conditional-format>
          <calcext:conditional-format calcext:target-range-address="Sheet1.E18:Sheet1.E18 Sheet1.E20:Sheet1.E20">
            <calcext:condition calcext:apply-style-name="壁" calcext:value="=1" calcext:base-cell-address="Sheet1.E18"/>
            <calcext:condition calcext:apply-style-name="壁" calcext:value="=2" calcext:base-cell-address="Sheet1.E18"/>
          </calcext:conditional-format>
          <calcext:conditional-format calcext:target-range-address="Sheet1.C17:Sheet1.D21">
            <calcext:condition calcext:apply-style-name="壁" calcext:value="=1" calcext:base-cell-address="Sheet1.C17"/>
            <calcext:condition calcext:apply-style-name="壁" calcext:value="=2" calcext:base-cell-address="Sheet1.C17"/>
          </calcext:conditional-format>
          <calcext:conditional-format calcext:target-range-address="Sheet1.C19:Sheet1.D19 Sheet1.C17:Sheet1.D17 Sheet1.C21:Sheet1.D21">
            <calcext:condition calcext:apply-style-name="壁" calcext:value="=1" calcext:base-cell-address="Sheet1.C17"/>
            <calcext:condition calcext:apply-style-name="壁" calcext:value="=2" calcext:base-cell-address="Sheet1.C17"/>
          </calcext:conditional-format>
          <calcext:conditional-format calcext:target-range-address="Sheet1.C18:Sheet1.C18 Sheet1.C20:Sheet1.C20">
            <calcext:condition calcext:apply-style-name="壁" calcext:value="=1" calcext:base-cell-address="Sheet1.C18"/>
            <calcext:condition calcext:apply-style-name="壁" calcext:value="=2" calcext:base-cell-address="Sheet1.C18"/>
          </calcext:conditional-format>
          <calcext:conditional-format calcext:target-range-address="Sheet1.D18:Sheet1.D18 Sheet1.D20:Sheet1.D20">
            <calcext:condition calcext:apply-style-name="壁" calcext:value="=1" calcext:base-cell-address="Sheet1.D18"/>
            <calcext:condition calcext:apply-style-name="壁" calcext:value="=2" calcext:base-cell-address="Sheet1.D18"/>
          </calcext:conditional-format>
          <calcext:conditional-format calcext:target-range-address="Sheet1.G20:Sheet1.G20">
            <calcext:condition calcext:apply-style-name="壁" calcext:value="=1" calcext:base-cell-address="Sheet1.G20"/>
            <calcext:condition calcext:apply-style-name="壁" calcext:value="=2" calcext:base-cell-address="Sheet1.G20"/>
          </calcext:conditional-format>
          <calcext:conditional-format calcext:target-range-address="Sheet1.G20:Sheet1.G20">
            <calcext:condition calcext:apply-style-name="壁" calcext:value="=1" calcext:base-cell-address="Sheet1.G20"/>
            <calcext:condition calcext:apply-style-name="壁" calcext:value="=2" calcext:base-cell-address="Sheet1.G20"/>
          </calcext:conditional-format>
          <calcext:conditional-format calcext:target-range-address="Sheet1.H20:Sheet1.H20">
            <calcext:condition calcext:apply-style-name="壁" calcext:value="=1" calcext:base-cell-address="Sheet1.H20"/>
            <calcext:condition calcext:apply-style-name="壁" calcext:value="=2" calcext:base-cell-address="Sheet1.H20"/>
          </calcext:conditional-format>
          <calcext:conditional-format calcext:target-range-address="Sheet1.H20:Sheet1.H20">
            <calcext:condition calcext:apply-style-name="壁" calcext:value="=1" calcext:base-cell-address="Sheet1.H20"/>
            <calcext:condition calcext:apply-style-name="壁" calcext:value="=2" calcext:base-cell-address="Sheet1.H20"/>
          </calcext:conditional-format>
          <calcext:conditional-format calcext:target-range-address="Sheet1.I20:Sheet1.I20">
            <calcext:condition calcext:apply-style-name="壁" calcext:value="=1" calcext:base-cell-address="Sheet1.I20"/>
            <calcext:condition calcext:apply-style-name="壁" calcext:value="=2" calcext:base-cell-address="Sheet1.I20"/>
          </calcext:conditional-format>
          <calcext:conditional-format calcext:target-range-address="Sheet1.I20:Sheet1.I20">
            <calcext:condition calcext:apply-style-name="壁" calcext:value="=1" calcext:base-cell-address="Sheet1.I20"/>
            <calcext:condition calcext:apply-style-name="壁" calcext:value="=2" calcext:base-cell-address="Sheet1.I20"/>
          </calcext:conditional-format>
          <calcext:conditional-format calcext:target-range-address="Sheet1.G19:Sheet1.G19">
            <calcext:condition calcext:apply-style-name="壁" calcext:value="=1" calcext:base-cell-address="Sheet1.G19"/>
            <calcext:condition calcext:apply-style-name="壁" calcext:value="=2" calcext:base-cell-address="Sheet1.G19"/>
          </calcext:conditional-format>
          <calcext:conditional-format calcext:target-range-address="Sheet1.G19:Sheet1.G19">
            <calcext:condition calcext:apply-style-name="壁" calcext:value="=1" calcext:base-cell-address="Sheet1.G19"/>
            <calcext:condition calcext:apply-style-name="壁" calcext:value="=2" calcext:base-cell-address="Sheet1.G19"/>
          </calcext:conditional-format>
          <calcext:conditional-format calcext:target-range-address="Sheet1.I19:Sheet1.I19">
            <calcext:condition calcext:apply-style-name="壁" calcext:value="=1" calcext:base-cell-address="Sheet1.I19"/>
            <calcext:condition calcext:apply-style-name="壁" calcext:value="=2" calcext:base-cell-address="Sheet1.I19"/>
          </calcext:conditional-format>
          <calcext:conditional-format calcext:target-range-address="Sheet1.I19:Sheet1.I19">
            <calcext:condition calcext:apply-style-name="壁" calcext:value="=1" calcext:base-cell-address="Sheet1.I19"/>
            <calcext:condition calcext:apply-style-name="壁" calcext:value="=2" calcext:base-cell-address="Sheet1.I19"/>
          </calcext:conditional-format>
          <calcext:conditional-format calcext:target-range-address="Sheet1.Q21:Sheet1.T21 Sheet1.Q16:Sheet1.Q21 Sheet1.Q15:Sheet1.Q15">
            <calcext:condition calcext:apply-style-name="壁" calcext:value="=1" calcext:base-cell-address="Sheet1.Q15"/>
            <calcext:condition calcext:apply-style-name="壁" calcext:value="=2" calcext:base-cell-address="Sheet1.Q15"/>
          </calcext:conditional-format>
          <calcext:conditional-format calcext:target-range-address="Sheet1.Q19:Sheet1.Q19 Sheet1.Q15:Sheet1.Q15 Sheet1.Q17:Sheet1.Q17 Sheet1.Q21:Sheet1.T21">
            <calcext:condition calcext:apply-style-name="壁" calcext:value="=1" calcext:base-cell-address="Sheet1.Q15"/>
            <calcext:condition calcext:apply-style-name="壁" calcext:value="=2" calcext:base-cell-address="Sheet1.Q15"/>
          </calcext:conditional-format>
          <calcext:conditional-format calcext:target-range-address="Sheet1.Q16:Sheet1.Q16 Sheet1.Q18:Sheet1.Q18 Sheet1.Q20:Sheet1.Q20">
            <calcext:condition calcext:apply-style-name="壁" calcext:value="=1" calcext:base-cell-address="Sheet1.Q16"/>
            <calcext:condition calcext:apply-style-name="壁" calcext:value="=2" calcext:base-cell-address="Sheet1.Q16"/>
          </calcext:conditional-format>
          <calcext:conditional-format calcext:target-range-address="Sheet1.S9:Sheet1.S9 Sheet1.V11:Sheet1.V11 Sheet1.S7:Sheet1.S7">
            <calcext:condition calcext:apply-style-name="壁" calcext:value="=1" calcext:base-cell-address="Sheet1.S7"/>
            <calcext:condition calcext:apply-style-name="壁" calcext:value="=2" calcext:base-cell-address="Sheet1.S7"/>
          </calcext:conditional-format>
          <calcext:conditional-format calcext:target-range-address="Sheet1.V11:Sheet1.V11 Sheet1.S9:Sheet1.S9 Sheet1.S7:Sheet1.S7">
            <calcext:condition calcext:apply-style-name="壁" calcext:value="=1" calcext:base-cell-address="Sheet1.S7"/>
            <calcext:condition calcext:apply-style-name="壁" calcext:value="=2" calcext:base-cell-address="Sheet1.S7"/>
          </calcext:conditional-format>
          <calcext:conditional-format calcext:target-range-address="Sheet1.S8:Sheet1.S8">
            <calcext:condition calcext:apply-style-name="壁" calcext:value="=1" calcext:base-cell-address="Sheet1.S8"/>
            <calcext:condition calcext:apply-style-name="壁" calcext:value="=2" calcext:base-cell-address="Sheet1.S8"/>
          </calcext:conditional-format>
          <calcext:conditional-format calcext:target-range-address="Sheet1.S8:Sheet1.S8">
            <calcext:condition calcext:apply-style-name="壁" calcext:value="=1" calcext:base-cell-address="Sheet1.S8"/>
            <calcext:condition calcext:apply-style-name="壁" calcext:value="=2" calcext:base-cell-address="Sheet1.S8"/>
          </calcext:conditional-format>
          <calcext:conditional-format calcext:target-range-address="Sheet1.S10:Sheet1.S10">
            <calcext:condition calcext:apply-style-name="壁" calcext:value="=1" calcext:base-cell-address="Sheet1.S10"/>
            <calcext:condition calcext:apply-style-name="壁" calcext:value="=2" calcext:base-cell-address="Sheet1.S10"/>
          </calcext:conditional-format>
          <calcext:conditional-format calcext:target-range-address="Sheet1.S10:Sheet1.S10">
            <calcext:condition calcext:apply-style-name="壁" calcext:value="=1" calcext:base-cell-address="Sheet1.S10"/>
            <calcext:condition calcext:apply-style-name="壁" calcext:value="=2" calcext:base-cell-address="Sheet1.S10"/>
          </calcext:conditional-format>
          <calcext:conditional-format calcext:target-range-address="Sheet1.S11:Sheet1.S11">
            <calcext:condition calcext:apply-style-name="壁" calcext:value="=1" calcext:base-cell-address="Sheet1.S11"/>
            <calcext:condition calcext:apply-style-name="壁" calcext:value="=2" calcext:base-cell-address="Sheet1.S11"/>
          </calcext:conditional-format>
          <calcext:conditional-format calcext:target-range-address="Sheet1.S11:Sheet1.S11">
            <calcext:condition calcext:apply-style-name="壁" calcext:value="=1" calcext:base-cell-address="Sheet1.S11"/>
            <calcext:condition calcext:apply-style-name="壁" calcext:value="=2" calcext:base-cell-address="Sheet1.S11"/>
          </calcext:conditional-format>
          <calcext:conditional-format calcext:target-range-address="Sheet1.R7:Sheet1.R9">
            <calcext:condition calcext:apply-style-name="壁" calcext:value="=1" calcext:base-cell-address="Sheet1.R7"/>
            <calcext:condition calcext:apply-style-name="壁" calcext:value="=2" calcext:base-cell-address="Sheet1.R7"/>
          </calcext:conditional-format>
          <calcext:conditional-format calcext:target-range-address="Sheet1.R8:Sheet1.R8">
            <calcext:condition calcext:apply-style-name="壁" calcext:value="=1" calcext:base-cell-address="Sheet1.R8"/>
            <calcext:condition calcext:apply-style-name="壁" calcext:value="=2" calcext:base-cell-address="Sheet1.R8"/>
          </calcext:conditional-format>
          <calcext:conditional-format calcext:target-range-address="Sheet1.R7:Sheet1.R7 Sheet1.R9:Sheet1.R9">
            <calcext:condition calcext:apply-style-name="壁" calcext:value="=1" calcext:base-cell-address="Sheet1.R7"/>
            <calcext:condition calcext:apply-style-name="壁" calcext:value="=2" calcext:base-cell-address="Sheet1.R7"/>
          </calcext:conditional-format>
          <calcext:conditional-format calcext:target-range-address="Sheet1.R10:Sheet1.R11">
            <calcext:condition calcext:apply-style-name="壁" calcext:value="=1" calcext:base-cell-address="Sheet1.R10"/>
            <calcext:condition calcext:apply-style-name="壁" calcext:value="=2" calcext:base-cell-address="Sheet1.R10"/>
          </calcext:conditional-format>
          <calcext:conditional-format calcext:target-range-address="Sheet1.R10:Sheet1.R10">
            <calcext:condition calcext:apply-style-name="壁" calcext:value="=1" calcext:base-cell-address="Sheet1.R10"/>
            <calcext:condition calcext:apply-style-name="壁" calcext:value="=2" calcext:base-cell-address="Sheet1.R10"/>
          </calcext:conditional-format>
          <calcext:conditional-format calcext:target-range-address="Sheet1.R11:Sheet1.R11">
            <calcext:condition calcext:apply-style-name="壁" calcext:value="=1" calcext:base-cell-address="Sheet1.R11"/>
            <calcext:condition calcext:apply-style-name="壁" calcext:value="=2" calcext:base-cell-address="Sheet1.R11"/>
          </calcext:conditional-format>
          <calcext:conditional-format calcext:target-range-address="Sheet1.T7:Sheet1.T9">
            <calcext:condition calcext:apply-style-name="壁" calcext:value="=1" calcext:base-cell-address="Sheet1.T7"/>
            <calcext:condition calcext:apply-style-name="壁" calcext:value="=2" calcext:base-cell-address="Sheet1.T7"/>
          </calcext:conditional-format>
          <calcext:conditional-format calcext:target-range-address="Sheet1.T8:Sheet1.T8">
            <calcext:condition calcext:apply-style-name="壁" calcext:value="=1" calcext:base-cell-address="Sheet1.T8"/>
            <calcext:condition calcext:apply-style-name="壁" calcext:value="=2" calcext:base-cell-address="Sheet1.T8"/>
          </calcext:conditional-format>
          <calcext:conditional-format calcext:target-range-address="Sheet1.T7:Sheet1.T7 Sheet1.T9:Sheet1.T9">
            <calcext:condition calcext:apply-style-name="壁" calcext:value="=1" calcext:base-cell-address="Sheet1.T7"/>
            <calcext:condition calcext:apply-style-name="壁" calcext:value="=2" calcext:base-cell-address="Sheet1.T7"/>
          </calcext:conditional-format>
          <calcext:conditional-format calcext:target-range-address="Sheet1.T10:Sheet1.T11">
            <calcext:condition calcext:apply-style-name="壁" calcext:value="=1" calcext:base-cell-address="Sheet1.T10"/>
            <calcext:condition calcext:apply-style-name="壁" calcext:value="=2" calcext:base-cell-address="Sheet1.T10"/>
          </calcext:conditional-format>
          <calcext:conditional-format calcext:target-range-address="Sheet1.T10:Sheet1.T10">
            <calcext:condition calcext:apply-style-name="壁" calcext:value="=1" calcext:base-cell-address="Sheet1.T10"/>
            <calcext:condition calcext:apply-style-name="壁" calcext:value="=2" calcext:base-cell-address="Sheet1.T10"/>
          </calcext:conditional-format>
          <calcext:conditional-format calcext:target-range-address="Sheet1.T11:Sheet1.T11">
            <calcext:condition calcext:apply-style-name="壁" calcext:value="=1" calcext:base-cell-address="Sheet1.T11"/>
            <calcext:condition calcext:apply-style-name="壁" calcext:value="=2" calcext:base-cell-address="Sheet1.T11"/>
          </calcext:conditional-format>
          <calcext:conditional-format calcext:target-range-address="Sheet1.U7:Sheet1.U9">
            <calcext:condition calcext:apply-style-name="壁" calcext:value="=1" calcext:base-cell-address="Sheet1.U7"/>
            <calcext:condition calcext:apply-style-name="壁" calcext:value="=2" calcext:base-cell-address="Sheet1.U7"/>
          </calcext:conditional-format>
          <calcext:conditional-format calcext:target-range-address="Sheet1.U8:Sheet1.U8">
            <calcext:condition calcext:apply-style-name="壁" calcext:value="=1" calcext:base-cell-address="Sheet1.U8"/>
            <calcext:condition calcext:apply-style-name="壁" calcext:value="=2" calcext:base-cell-address="Sheet1.U8"/>
          </calcext:conditional-format>
          <calcext:conditional-format calcext:target-range-address="Sheet1.U7:Sheet1.U7 Sheet1.U9:Sheet1.U9">
            <calcext:condition calcext:apply-style-name="壁" calcext:value="=1" calcext:base-cell-address="Sheet1.U7"/>
            <calcext:condition calcext:apply-style-name="壁" calcext:value="=2" calcext:base-cell-address="Sheet1.U7"/>
          </calcext:conditional-format>
          <calcext:conditional-format calcext:target-range-address="Sheet1.U10:Sheet1.U11">
            <calcext:condition calcext:apply-style-name="壁" calcext:value="=1" calcext:base-cell-address="Sheet1.U10"/>
            <calcext:condition calcext:apply-style-name="壁" calcext:value="=2" calcext:base-cell-address="Sheet1.U10"/>
          </calcext:conditional-format>
          <calcext:conditional-format calcext:target-range-address="Sheet1.U10:Sheet1.U10">
            <calcext:condition calcext:apply-style-name="壁" calcext:value="=1" calcext:base-cell-address="Sheet1.U10"/>
            <calcext:condition calcext:apply-style-name="壁" calcext:value="=2" calcext:base-cell-address="Sheet1.U10"/>
          </calcext:conditional-format>
          <calcext:conditional-format calcext:target-range-address="Sheet1.U11:Sheet1.U11">
            <calcext:condition calcext:apply-style-name="壁" calcext:value="=1" calcext:base-cell-address="Sheet1.U11"/>
            <calcext:condition calcext:apply-style-name="壁" calcext:value="=2" calcext:base-cell-address="Sheet1.U11"/>
          </calcext:conditional-format>
          <calcext:conditional-format calcext:target-range-address="Sheet1.V7:Sheet1.V9">
            <calcext:condition calcext:apply-style-name="壁" calcext:value="=1" calcext:base-cell-address="Sheet1.V7"/>
            <calcext:condition calcext:apply-style-name="壁" calcext:value="=2" calcext:base-cell-address="Sheet1.V7"/>
          </calcext:conditional-format>
          <calcext:conditional-format calcext:target-range-address="Sheet1.V8:Sheet1.V8">
            <calcext:condition calcext:apply-style-name="壁" calcext:value="=1" calcext:base-cell-address="Sheet1.V8"/>
            <calcext:condition calcext:apply-style-name="壁" calcext:value="=2" calcext:base-cell-address="Sheet1.V8"/>
          </calcext:conditional-format>
          <calcext:conditional-format calcext:target-range-address="Sheet1.V7:Sheet1.V7 Sheet1.V9:Sheet1.V9">
            <calcext:condition calcext:apply-style-name="壁" calcext:value="=1" calcext:base-cell-address="Sheet1.V7"/>
            <calcext:condition calcext:apply-style-name="壁" calcext:value="=2" calcext:base-cell-address="Sheet1.V7"/>
          </calcext:conditional-format>
          <calcext:conditional-format calcext:target-range-address="Sheet1.V10:Sheet1.V10">
            <calcext:condition calcext:apply-style-name="壁" calcext:value="=1" calcext:base-cell-address="Sheet1.V10"/>
            <calcext:condition calcext:apply-style-name="壁" calcext:value="=2" calcext:base-cell-address="Sheet1.V10"/>
          </calcext:conditional-format>
          <calcext:conditional-format calcext:target-range-address="Sheet1.V10:Sheet1.V10">
            <calcext:condition calcext:apply-style-name="壁" calcext:value="=1" calcext:base-cell-address="Sheet1.V10"/>
            <calcext:condition calcext:apply-style-name="壁" calcext:value="=2" calcext:base-cell-address="Sheet1.V10"/>
          </calcext:conditional-format>
          <calcext:conditional-format calcext:target-range-address="Sheet1.U16:Sheet1.X20">
            <calcext:condition calcext:apply-style-name="壁" calcext:value="=1" calcext:base-cell-address="Sheet1.U16"/>
            <calcext:condition calcext:apply-style-name="壁" calcext:value="=2" calcext:base-cell-address="Sheet1.U16"/>
          </calcext:conditional-format>
          <calcext:conditional-format calcext:target-range-address="Sheet1.U18:Sheet1.X18 Sheet1.U16:Sheet1.X16 Sheet1.U20:Sheet1.X20">
            <calcext:condition calcext:apply-style-name="壁" calcext:value="=1" calcext:base-cell-address="Sheet1.U16"/>
            <calcext:condition calcext:apply-style-name="壁" calcext:value="=2" calcext:base-cell-address="Sheet1.U16"/>
          </calcext:conditional-format>
          <calcext:conditional-format calcext:target-range-address="Sheet1.U17:Sheet1.U17 Sheet1.U19:Sheet1.U19">
            <calcext:condition calcext:apply-style-name="壁" calcext:value="=1" calcext:base-cell-address="Sheet1.U17"/>
            <calcext:condition calcext:apply-style-name="壁" calcext:value="=2" calcext:base-cell-address="Sheet1.U17"/>
          </calcext:conditional-format>
          <calcext:conditional-format calcext:target-range-address="Sheet1.V17:Sheet1.V17 Sheet1.V19:Sheet1.V19">
            <calcext:condition calcext:apply-style-name="壁" calcext:value="=1" calcext:base-cell-address="Sheet1.V17"/>
            <calcext:condition calcext:apply-style-name="壁" calcext:value="=2" calcext:base-cell-address="Sheet1.V17"/>
          </calcext:conditional-format>
          <calcext:conditional-format calcext:target-range-address="Sheet1.W17:Sheet1.W17 Sheet1.W19:Sheet1.W19">
            <calcext:condition calcext:apply-style-name="壁" calcext:value="=1" calcext:base-cell-address="Sheet1.W17"/>
            <calcext:condition calcext:apply-style-name="壁" calcext:value="=2" calcext:base-cell-address="Sheet1.W17"/>
          </calcext:conditional-format>
          <calcext:conditional-format calcext:target-range-address="Sheet1.X17:Sheet1.X17 Sheet1.X19:Sheet1.X19">
            <calcext:condition calcext:apply-style-name="壁" calcext:value="=1" calcext:base-cell-address="Sheet1.X17"/>
            <calcext:condition calcext:apply-style-name="壁" calcext:value="=2" calcext:base-cell-address="Sheet1.X17"/>
          </calcext:conditional-format>
          <calcext:conditional-format calcext:target-range-address="Sheet1.R16:Sheet1.T20">
            <calcext:condition calcext:apply-style-name="壁" calcext:value="=1" calcext:base-cell-address="Sheet1.R16"/>
            <calcext:condition calcext:apply-style-name="壁" calcext:value="=2" calcext:base-cell-address="Sheet1.R16"/>
          </calcext:conditional-format>
          <calcext:conditional-format calcext:target-range-address="Sheet1.R18:Sheet1.T18 Sheet1.R16:Sheet1.T16 Sheet1.R20:Sheet1.T20">
            <calcext:condition calcext:apply-style-name="壁" calcext:value="=1" calcext:base-cell-address="Sheet1.R16"/>
            <calcext:condition calcext:apply-style-name="壁" calcext:value="=2" calcext:base-cell-address="Sheet1.R16"/>
          </calcext:conditional-format>
          <calcext:conditional-format calcext:target-range-address="Sheet1.R17:Sheet1.R17 Sheet1.R19:Sheet1.R19">
            <calcext:condition calcext:apply-style-name="壁" calcext:value="=1" calcext:base-cell-address="Sheet1.R17"/>
            <calcext:condition calcext:apply-style-name="壁" calcext:value="=2" calcext:base-cell-address="Sheet1.R17"/>
          </calcext:conditional-format>
          <calcext:conditional-format calcext:target-range-address="Sheet1.S17:Sheet1.S17 Sheet1.S19:Sheet1.S19">
            <calcext:condition calcext:apply-style-name="壁" calcext:value="=1" calcext:base-cell-address="Sheet1.S17"/>
            <calcext:condition calcext:apply-style-name="壁" calcext:value="=2" calcext:base-cell-address="Sheet1.S17"/>
          </calcext:conditional-format>
          <calcext:conditional-format calcext:target-range-address="Sheet1.T17:Sheet1.T17 Sheet1.T19:Sheet1.T19">
            <calcext:condition calcext:apply-style-name="壁" calcext:value="=1" calcext:base-cell-address="Sheet1.T17"/>
            <calcext:condition calcext:apply-style-name="壁" calcext:value="=2" calcext:base-cell-address="Sheet1.T17"/>
          </calcext:conditional-format>
          <calcext:conditional-format calcext:target-range-address="Sheet1.U14:Sheet1.X15">
            <calcext:condition calcext:apply-style-name="壁" calcext:value="=1" calcext:base-cell-address="Sheet1.U14"/>
            <calcext:condition calcext:apply-style-name="壁" calcext:value="=2" calcext:base-cell-address="Sheet1.U14"/>
          </calcext:conditional-format>
          <calcext:conditional-format calcext:target-range-address="Sheet1.U14:Sheet1.X14">
            <calcext:condition calcext:apply-style-name="壁" calcext:value="=1" calcext:base-cell-address="Sheet1.U14"/>
            <calcext:condition calcext:apply-style-name="壁" calcext:value="=2" calcext:base-cell-address="Sheet1.U14"/>
          </calcext:conditional-format>
          <calcext:conditional-format calcext:target-range-address="Sheet1.U15:Sheet1.U15">
            <calcext:condition calcext:apply-style-name="壁" calcext:value="=1" calcext:base-cell-address="Sheet1.U15"/>
            <calcext:condition calcext:apply-style-name="壁" calcext:value="=2" calcext:base-cell-address="Sheet1.U15"/>
          </calcext:conditional-format>
          <calcext:conditional-format calcext:target-range-address="Sheet1.V15:Sheet1.V15">
            <calcext:condition calcext:apply-style-name="壁" calcext:value="=1" calcext:base-cell-address="Sheet1.V15"/>
            <calcext:condition calcext:apply-style-name="壁" calcext:value="=2" calcext:base-cell-address="Sheet1.V15"/>
          </calcext:conditional-format>
          <calcext:conditional-format calcext:target-range-address="Sheet1.W15:Sheet1.W15">
            <calcext:condition calcext:apply-style-name="壁" calcext:value="=1" calcext:base-cell-address="Sheet1.W15"/>
            <calcext:condition calcext:apply-style-name="壁" calcext:value="=2" calcext:base-cell-address="Sheet1.W15"/>
          </calcext:conditional-format>
          <calcext:conditional-format calcext:target-range-address="Sheet1.X15:Sheet1.X15">
            <calcext:condition calcext:apply-style-name="壁" calcext:value="=1" calcext:base-cell-address="Sheet1.X15"/>
            <calcext:condition calcext:apply-style-name="壁" calcext:value="=2" calcext:base-cell-address="Sheet1.X15"/>
          </calcext:conditional-format>
          <calcext:conditional-format calcext:target-range-address="Sheet1.R14:Sheet1.T15">
            <calcext:condition calcext:apply-style-name="壁" calcext:value="=1" calcext:base-cell-address="Sheet1.R14"/>
            <calcext:condition calcext:apply-style-name="壁" calcext:value="=2" calcext:base-cell-address="Sheet1.R14"/>
          </calcext:conditional-format>
          <calcext:conditional-format calcext:target-range-address="Sheet1.R14:Sheet1.T14">
            <calcext:condition calcext:apply-style-name="壁" calcext:value="=1" calcext:base-cell-address="Sheet1.R14"/>
            <calcext:condition calcext:apply-style-name="壁" calcext:value="=2" calcext:base-cell-address="Sheet1.R14"/>
          </calcext:conditional-format>
          <calcext:conditional-format calcext:target-range-address="Sheet1.R15:Sheet1.R15">
            <calcext:condition calcext:apply-style-name="壁" calcext:value="=1" calcext:base-cell-address="Sheet1.R15"/>
            <calcext:condition calcext:apply-style-name="壁" calcext:value="=2" calcext:base-cell-address="Sheet1.R15"/>
          </calcext:conditional-format>
          <calcext:conditional-format calcext:target-range-address="Sheet1.S15:Sheet1.S15">
            <calcext:condition calcext:apply-style-name="壁" calcext:value="=1" calcext:base-cell-address="Sheet1.S15"/>
            <calcext:condition calcext:apply-style-name="壁" calcext:value="=2" calcext:base-cell-address="Sheet1.S15"/>
          </calcext:conditional-format>
          <calcext:conditional-format calcext:target-range-address="Sheet1.T15:Sheet1.T15">
            <calcext:condition calcext:apply-style-name="壁" calcext:value="=1" calcext:base-cell-address="Sheet1.T15"/>
            <calcext:condition calcext:apply-style-name="壁" calcext:value="=2" calcext:base-cell-address="Sheet1.T15"/>
          </calcext:conditional-format>
          <calcext:conditional-format calcext:target-range-address="Sheet1.L15:Sheet1.L15">
            <calcext:condition calcext:apply-style-name="壁" calcext:value="=1" calcext:base-cell-address="Sheet1.L15"/>
            <calcext:condition calcext:apply-style-name="壁" calcext:value="=2" calcext:base-cell-address="Sheet1.L15"/>
          </calcext:conditional-format>
          <calcext:conditional-format calcext:target-range-address="Sheet1.L15:Sheet1.L15">
            <calcext:condition calcext:apply-style-name="壁" calcext:value="=1" calcext:base-cell-address="Sheet1.L15"/>
            <calcext:condition calcext:apply-style-name="壁" calcext:value="=2" calcext:base-cell-address="Sheet1.L15"/>
          </calcext:conditional-format>
          <calcext:conditional-format calcext:target-range-address="Sheet1.M15:Sheet1.M15">
            <calcext:condition calcext:apply-style-name="壁" calcext:value="=1" calcext:base-cell-address="Sheet1.M15"/>
            <calcext:condition calcext:apply-style-name="壁" calcext:value="=2" calcext:base-cell-address="Sheet1.M15"/>
          </calcext:conditional-format>
          <calcext:conditional-format calcext:target-range-address="Sheet1.M15:Sheet1.M15">
            <calcext:condition calcext:apply-style-name="壁" calcext:value="=1" calcext:base-cell-address="Sheet1.M15"/>
            <calcext:condition calcext:apply-style-name="壁" calcext:value="=2" calcext:base-cell-address="Sheet1.M15"/>
          </calcext:conditional-format>
          <calcext:conditional-format calcext:target-range-address="Sheet1.N15:Sheet1.N15 Sheet1.N17:Sheet1.N17 Sheet1.N19:Sheet1.N19">
            <calcext:condition calcext:apply-style-name="壁" calcext:value="=1" calcext:base-cell-address="Sheet1.N15"/>
            <calcext:condition calcext:apply-style-name="壁" calcext:value="=2" calcext:base-cell-address="Sheet1.N15"/>
          </calcext:conditional-format>
          <calcext:conditional-format calcext:target-range-address="Sheet1.N15:Sheet1.N15 Sheet1.N17:Sheet1.N17 Sheet1.N19:Sheet1.N19">
            <calcext:condition calcext:apply-style-name="壁" calcext:value="=1" calcext:base-cell-address="Sheet1.N15"/>
            <calcext:condition calcext:apply-style-name="壁" calcext:value="=2" calcext:base-cell-address="Sheet1.N15"/>
          </calcext:conditional-format>
          <calcext:conditional-format calcext:target-range-address="Sheet1.O15:Sheet1.O15 Sheet1.O18:Sheet1.O18">
            <calcext:condition calcext:apply-style-name="壁" calcext:value="=1" calcext:base-cell-address="Sheet1.O15"/>
            <calcext:condition calcext:apply-style-name="壁" calcext:value="=2" calcext:base-cell-address="Sheet1.O15"/>
          </calcext:conditional-format>
          <calcext:conditional-format calcext:target-range-address="Sheet1.O15:Sheet1.O15 Sheet1.O18:Sheet1.O18">
            <calcext:condition calcext:apply-style-name="壁" calcext:value="=1" calcext:base-cell-address="Sheet1.O15"/>
            <calcext:condition calcext:apply-style-name="壁" calcext:value="=2" calcext:base-cell-address="Sheet1.O15"/>
          </calcext:conditional-format>
          <calcext:conditional-format calcext:target-range-address="Sheet1.N14:Sheet1.N14">
            <calcext:condition calcext:apply-style-name="壁" calcext:value="=1" calcext:base-cell-address="Sheet1.N14"/>
            <calcext:condition calcext:apply-style-name="壁" calcext:value="=2" calcext:base-cell-address="Sheet1.N14"/>
          </calcext:conditional-format>
          <calcext:conditional-format calcext:target-range-address="Sheet1.N14:Sheet1.N14">
            <calcext:condition calcext:apply-style-name="壁" calcext:value="=1" calcext:base-cell-address="Sheet1.N14"/>
            <calcext:condition calcext:apply-style-name="壁" calcext:value="=2" calcext:base-cell-address="Sheet1.N14"/>
          </calcext:conditional-format>
          <calcext:conditional-format calcext:target-range-address="Sheet1.L16:Sheet1.M16 Sheet1.O16:Sheet1.O16 Sheet1.O19:Sheet1.O19">
            <calcext:condition calcext:apply-style-name="壁" calcext:value="=1" calcext:base-cell-address="Sheet1.L16"/>
            <calcext:condition calcext:apply-style-name="壁" calcext:value="=2" calcext:base-cell-address="Sheet1.L16"/>
          </calcext:conditional-format>
          <calcext:conditional-format calcext:target-range-address="Sheet1.L16:Sheet1.L16">
            <calcext:condition calcext:apply-style-name="壁" calcext:value="=1" calcext:base-cell-address="Sheet1.L16"/>
            <calcext:condition calcext:apply-style-name="壁" calcext:value="=2" calcext:base-cell-address="Sheet1.L16"/>
          </calcext:conditional-format>
          <calcext:conditional-format calcext:target-range-address="Sheet1.M16:Sheet1.M16 Sheet1.O16:Sheet1.O16 Sheet1.O19:Sheet1.O19">
            <calcext:condition calcext:apply-style-name="壁" calcext:value="=1" calcext:base-cell-address="Sheet1.M16"/>
            <calcext:condition calcext:apply-style-name="壁" calcext:value="=2" calcext:base-cell-address="Sheet1.M16"/>
          </calcext:conditional-format>
          <calcext:conditional-format calcext:target-range-address="Sheet1.L17:Sheet1.L17">
            <calcext:condition calcext:apply-style-name="壁" calcext:value="=1" calcext:base-cell-address="Sheet1.L17"/>
            <calcext:condition calcext:apply-style-name="壁" calcext:value="=2" calcext:base-cell-address="Sheet1.L17"/>
          </calcext:conditional-format>
          <calcext:conditional-format calcext:target-range-address="Sheet1.L17:Sheet1.L17">
            <calcext:condition calcext:apply-style-name="壁" calcext:value="=1" calcext:base-cell-address="Sheet1.L17"/>
            <calcext:condition calcext:apply-style-name="壁" calcext:value="=2" calcext:base-cell-address="Sheet1.L17"/>
          </calcext:conditional-format>
          <calcext:conditional-format calcext:target-range-address="Sheet1.M17:Sheet1.M17">
            <calcext:condition calcext:apply-style-name="壁" calcext:value="=1" calcext:base-cell-address="Sheet1.M17"/>
            <calcext:condition calcext:apply-style-name="壁" calcext:value="=2" calcext:base-cell-address="Sheet1.M17"/>
          </calcext:conditional-format>
          <calcext:conditional-format calcext:target-range-address="Sheet1.M17:Sheet1.M17">
            <calcext:condition calcext:apply-style-name="壁" calcext:value="=1" calcext:base-cell-address="Sheet1.M17"/>
            <calcext:condition calcext:apply-style-name="壁" calcext:value="=2" calcext:base-cell-address="Sheet1.M17"/>
          </calcext:conditional-format>
          <calcext:conditional-format calcext:target-range-address="Sheet1.N16:Sheet1.N16 Sheet1.N18:Sheet1.N18 Sheet1.N20:Sheet1.N20">
            <calcext:condition calcext:apply-style-name="壁" calcext:value="=1" calcext:base-cell-address="Sheet1.N16"/>
            <calcext:condition calcext:apply-style-name="壁" calcext:value="=2" calcext:base-cell-address="Sheet1.N16"/>
          </calcext:conditional-format>
          <calcext:conditional-format calcext:target-range-address="Sheet1.N16:Sheet1.N16 Sheet1.N18:Sheet1.N18 Sheet1.N20:Sheet1.N20">
            <calcext:condition calcext:apply-style-name="壁" calcext:value="=1" calcext:base-cell-address="Sheet1.N16"/>
            <calcext:condition calcext:apply-style-name="壁" calcext:value="=2" calcext:base-cell-address="Sheet1.N16"/>
          </calcext:conditional-format>
          <calcext:conditional-format calcext:target-range-address="Sheet1.L18:Sheet1.M18">
            <calcext:condition calcext:apply-style-name="壁" calcext:value="=1" calcext:base-cell-address="Sheet1.L18"/>
            <calcext:condition calcext:apply-style-name="壁" calcext:value="=2" calcext:base-cell-address="Sheet1.L18"/>
          </calcext:conditional-format>
          <calcext:conditional-format calcext:target-range-address="Sheet1.L18:Sheet1.L18">
            <calcext:condition calcext:apply-style-name="壁" calcext:value="=1" calcext:base-cell-address="Sheet1.L18"/>
            <calcext:condition calcext:apply-style-name="壁" calcext:value="=2" calcext:base-cell-address="Sheet1.L18"/>
          </calcext:conditional-format>
          <calcext:conditional-format calcext:target-range-address="Sheet1.M18:Sheet1.M18">
            <calcext:condition calcext:apply-style-name="壁" calcext:value="=1" calcext:base-cell-address="Sheet1.M18"/>
            <calcext:condition calcext:apply-style-name="壁" calcext:value="=2" calcext:base-cell-address="Sheet1.M18"/>
          </calcext:conditional-format>
          <calcext:conditional-format calcext:target-range-address="Sheet1.L19:Sheet1.L19">
            <calcext:condition calcext:apply-style-name="壁" calcext:value="=1" calcext:base-cell-address="Sheet1.L19"/>
            <calcext:condition calcext:apply-style-name="壁" calcext:value="=2" calcext:base-cell-address="Sheet1.L19"/>
          </calcext:conditional-format>
          <calcext:conditional-format calcext:target-range-address="Sheet1.L19:Sheet1.L19">
            <calcext:condition calcext:apply-style-name="壁" calcext:value="=1" calcext:base-cell-address="Sheet1.L19"/>
            <calcext:condition calcext:apply-style-name="壁" calcext:value="=2" calcext:base-cell-address="Sheet1.L19"/>
          </calcext:conditional-format>
          <calcext:conditional-format calcext:target-range-address="Sheet1.M19:Sheet1.M19">
            <calcext:condition calcext:apply-style-name="壁" calcext:value="=1" calcext:base-cell-address="Sheet1.M19"/>
            <calcext:condition calcext:apply-style-name="壁" calcext:value="=2" calcext:base-cell-address="Sheet1.M19"/>
          </calcext:conditional-format>
          <calcext:conditional-format calcext:target-range-address="Sheet1.M19:Sheet1.M19">
            <calcext:condition calcext:apply-style-name="壁" calcext:value="=1" calcext:base-cell-address="Sheet1.M19"/>
            <calcext:condition calcext:apply-style-name="壁" calcext:value="=2" calcext:base-cell-address="Sheet1.M19"/>
          </calcext:conditional-format>
          <calcext:conditional-format calcext:target-range-address="Sheet1.L20:Sheet1.M20">
            <calcext:condition calcext:apply-style-name="壁" calcext:value="=1" calcext:base-cell-address="Sheet1.L20"/>
            <calcext:condition calcext:apply-style-name="壁" calcext:value="=2" calcext:base-cell-address="Sheet1.L20"/>
          </calcext:conditional-format>
          <calcext:conditional-format calcext:target-range-address="Sheet1.L20:Sheet1.L20">
            <calcext:condition calcext:apply-style-name="壁" calcext:value="=1" calcext:base-cell-address="Sheet1.L20"/>
            <calcext:condition calcext:apply-style-name="壁" calcext:value="=2" calcext:base-cell-address="Sheet1.L20"/>
          </calcext:conditional-format>
          <calcext:conditional-format calcext:target-range-address="Sheet1.M20:Sheet1.M20">
            <calcext:condition calcext:apply-style-name="壁" calcext:value="=1" calcext:base-cell-address="Sheet1.M20"/>
            <calcext:condition calcext:apply-style-name="壁" calcext:value="=2" calcext:base-cell-address="Sheet1.M20"/>
          </calcext:conditional-format>
          <calcext:conditional-format calcext:target-range-address="Sheet1.P14:Sheet1.P14 Sheet1.P17:Sheet1.P17 Sheet1.P20:Sheet1.P20">
            <calcext:condition calcext:apply-style-name="壁" calcext:value="=1" calcext:base-cell-address="Sheet1.P14"/>
            <calcext:condition calcext:apply-style-name="壁" calcext:value="=2" calcext:base-cell-address="Sheet1.P14"/>
          </calcext:conditional-format>
          <calcext:conditional-format calcext:target-range-address="Sheet1.P14:Sheet1.P14 Sheet1.P17:Sheet1.P17 Sheet1.P20:Sheet1.P20">
            <calcext:condition calcext:apply-style-name="壁" calcext:value="=1" calcext:base-cell-address="Sheet1.P14"/>
            <calcext:condition calcext:apply-style-name="壁" calcext:value="=2" calcext:base-cell-address="Sheet1.P14"/>
          </calcext:conditional-format>
          <calcext:conditional-format calcext:target-range-address="Sheet1.P15:Sheet1.P15 Sheet1.P18:Sheet1.P18">
            <calcext:condition calcext:apply-style-name="壁" calcext:value="=1" calcext:base-cell-address="Sheet1.P15"/>
            <calcext:condition calcext:apply-style-name="壁" calcext:value="=2" calcext:base-cell-address="Sheet1.P15"/>
          </calcext:conditional-format>
          <calcext:conditional-format calcext:target-range-address="Sheet1.P15:Sheet1.P15 Sheet1.P18:Sheet1.P18">
            <calcext:condition calcext:apply-style-name="壁" calcext:value="=1" calcext:base-cell-address="Sheet1.P15"/>
            <calcext:condition calcext:apply-style-name="壁" calcext:value="=2" calcext:base-cell-address="Sheet1.P15"/>
          </calcext:conditional-format>
          <calcext:conditional-format calcext:target-range-address="Sheet1.P16:Sheet1.P16 Sheet1.P19:Sheet1.P19">
            <calcext:condition calcext:apply-style-name="壁" calcext:value="=1" calcext:base-cell-address="Sheet1.P16"/>
            <calcext:condition calcext:apply-style-name="壁" calcext:value="=2" calcext:base-cell-address="Sheet1.P16"/>
          </calcext:conditional-format>
          <calcext:conditional-format calcext:target-range-address="Sheet1.P16:Sheet1.P16 Sheet1.P19:Sheet1.P19">
            <calcext:condition calcext:apply-style-name="壁" calcext:value="=1" calcext:base-cell-address="Sheet1.P16"/>
            <calcext:condition calcext:apply-style-name="壁" calcext:value="=2" calcext:base-cell-address="Sheet1.P16"/>
          </calcext:conditional-format>
          <calcext:conditional-format calcext:target-range-address="Sheet1.F24:Sheet1.J28">
            <calcext:condition calcext:apply-style-name="壁" calcext:value="=1" calcext:base-cell-address="Sheet1.F24"/>
            <calcext:condition calcext:apply-style-name="壁" calcext:value="=2" calcext:base-cell-address="Sheet1.F24"/>
          </calcext:conditional-format>
          <calcext:conditional-format calcext:target-range-address="Sheet1.F25:Sheet1.J25 Sheet1.F27:Sheet1.J27">
            <calcext:condition calcext:apply-style-name="壁" calcext:value="=1" calcext:base-cell-address="Sheet1.F25"/>
            <calcext:condition calcext:apply-style-name="壁" calcext:value="=2" calcext:base-cell-address="Sheet1.F25"/>
          </calcext:conditional-format>
          <calcext:conditional-format calcext:target-range-address="Sheet1.J28:Sheet1.J28">
            <calcext:condition calcext:apply-style-name="壁" calcext:value="=1" calcext:base-cell-address="Sheet1.J28"/>
            <calcext:condition calcext:apply-style-name="壁" calcext:value="=2" calcext:base-cell-address="Sheet1.J28"/>
          </calcext:conditional-format>
          <calcext:conditional-format calcext:target-range-address="Sheet1.F28:Sheet1.F28">
            <calcext:condition calcext:apply-style-name="壁" calcext:value="=1" calcext:base-cell-address="Sheet1.F28"/>
            <calcext:condition calcext:apply-style-name="壁" calcext:value="=2" calcext:base-cell-address="Sheet1.F28"/>
          </calcext:conditional-format>
          <calcext:conditional-format calcext:target-range-address="Sheet1.G28:Sheet1.G28">
            <calcext:condition calcext:apply-style-name="壁" calcext:value="=1" calcext:base-cell-address="Sheet1.G28"/>
            <calcext:condition calcext:apply-style-name="壁" calcext:value="=2" calcext:base-cell-address="Sheet1.G28"/>
          </calcext:conditional-format>
          <calcext:conditional-format calcext:target-range-address="Sheet1.H28:Sheet1.H28">
            <calcext:condition calcext:apply-style-name="壁" calcext:value="=1" calcext:base-cell-address="Sheet1.H28"/>
            <calcext:condition calcext:apply-style-name="壁" calcext:value="=2" calcext:base-cell-address="Sheet1.H28"/>
          </calcext:conditional-format>
          <calcext:conditional-format calcext:target-range-address="Sheet1.I28:Sheet1.I28">
            <calcext:condition calcext:apply-style-name="壁" calcext:value="=1" calcext:base-cell-address="Sheet1.I28"/>
            <calcext:condition calcext:apply-style-name="壁" calcext:value="=2" calcext:base-cell-address="Sheet1.I28"/>
          </calcext:conditional-format>
          <calcext:conditional-format calcext:target-range-address="Sheet1.F24:Sheet1.F24 Sheet1.F26:Sheet1.F26">
            <calcext:condition calcext:apply-style-name="壁" calcext:value="=1" calcext:base-cell-address="Sheet1.F24"/>
            <calcext:condition calcext:apply-style-name="壁" calcext:value="=2" calcext:base-cell-address="Sheet1.F24"/>
          </calcext:conditional-format>
          <calcext:conditional-format calcext:target-range-address="Sheet1.G24:Sheet1.G24 Sheet1.G26:Sheet1.G26">
            <calcext:condition calcext:apply-style-name="壁" calcext:value="=1" calcext:base-cell-address="Sheet1.G24"/>
            <calcext:condition calcext:apply-style-name="壁" calcext:value="=2" calcext:base-cell-address="Sheet1.G24"/>
          </calcext:conditional-format>
          <calcext:conditional-format calcext:target-range-address="Sheet1.H24:Sheet1.H24 Sheet1.H26:Sheet1.H26">
            <calcext:condition calcext:apply-style-name="壁" calcext:value="=1" calcext:base-cell-address="Sheet1.H24"/>
            <calcext:condition calcext:apply-style-name="壁" calcext:value="=2" calcext:base-cell-address="Sheet1.H24"/>
          </calcext:conditional-format>
          <calcext:conditional-format calcext:target-range-address="Sheet1.I24:Sheet1.I24 Sheet1.I26:Sheet1.I26">
            <calcext:condition calcext:apply-style-name="壁" calcext:value="=1" calcext:base-cell-address="Sheet1.I24"/>
            <calcext:condition calcext:apply-style-name="壁" calcext:value="=2" calcext:base-cell-address="Sheet1.I24"/>
          </calcext:conditional-format>
          <calcext:conditional-format calcext:target-range-address="Sheet1.J24:Sheet1.J24 Sheet1.J26:Sheet1.J26">
            <calcext:condition calcext:apply-style-name="壁" calcext:value="=1" calcext:base-cell-address="Sheet1.J24"/>
            <calcext:condition calcext:apply-style-name="壁" calcext:value="=2" calcext:base-cell-address="Sheet1.J24"/>
          </calcext:conditional-format>
          <calcext:conditional-format calcext:target-range-address="Sheet1.L22:Sheet1.P22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L22:Sheet1.L22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M22:Sheet1.M22">
            <calcext:condition calcext:apply-style-name="壁" calcext:value="=1" calcext:base-cell-address="Sheet1.M22"/>
            <calcext:condition calcext:apply-style-name="壁" calcext:value="=2" calcext:base-cell-address="Sheet1.M22"/>
          </calcext:conditional-format>
          <calcext:conditional-format calcext:target-range-address="Sheet1.N22:Sheet1.N22">
            <calcext:condition calcext:apply-style-name="壁" calcext:value="=1" calcext:base-cell-address="Sheet1.N22"/>
            <calcext:condition calcext:apply-style-name="壁" calcext:value="=2" calcext:base-cell-address="Sheet1.N22"/>
          </calcext:conditional-format>
          <calcext:conditional-format calcext:target-range-address="Sheet1.O22:Sheet1.O22">
            <calcext:condition calcext:apply-style-name="壁" calcext:value="=1" calcext:base-cell-address="Sheet1.O22"/>
            <calcext:condition calcext:apply-style-name="壁" calcext:value="=2" calcext:base-cell-address="Sheet1.O22"/>
          </calcext:conditional-format>
          <calcext:conditional-format calcext:target-range-address="Sheet1.P22:Sheet1.P22">
            <calcext:condition calcext:apply-style-name="壁" calcext:value="=1" calcext:base-cell-address="Sheet1.P22"/>
            <calcext:condition calcext:apply-style-name="壁" calcext:value="=2" calcext:base-cell-address="Sheet1.P22"/>
          </calcext:conditional-format>
          <calcext:conditional-format calcext:target-range-address="Sheet1.L21:Sheet1.L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L21:Sheet1.L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M21:Sheet1.M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M21:Sheet1.M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N21:Sheet1.N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N21:Sheet1.N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O21:Sheet1.O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O21:Sheet1.O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P21:Sheet1.P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  <calcext:conditional-format calcext:target-range-address="Sheet1.P21:Sheet1.P21">
            <calcext:condition calcext:apply-style-name="壁" calcext:value="=1" calcext:base-cell-address="Sheet1.L22"/>
            <calcext:condition calcext:apply-style-name="壁" calcext:value="=2" calcext:base-cell-address="Sheet1.L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999999"/>
    </style:style>
    <style:style style:name="壁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00/00/00</text:date>, <text:time style:data-style-name="N2" text:time-value="14:18:20.95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2:45.989000000</meta:creation-date>
    <meta:generator>LibreOffice/5.3.2.2$Windows_x86 LibreOffice_project/6cd4f1ef626f15116896b1d8e1398b56da0d0ee1</meta:generator>
    <dc:date>2018-02-12T22:21:41.194000000</dc:date>
    <meta:editing-duration>PT3H36M5S</meta:editing-duration>
    <meta:editing-cycles>12</meta:editing-cycles>
    <meta:document-statistic meta:table-count="1" meta:cell-count="901" meta:object-count="0"/>
  </office:meta>
</office:document-meta>
</file>